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svg:stroke-color="#b3b3b3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4c4c4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cm" svg:stroke-color="#666666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cm" svg:stroke-color="#cccccc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0.512cm"/>
    </style:style>
    <style:style style:name="gr14" style:family="graphic" style:parent-style-name="objectwithoutfill">
      <style:graphic-properties draw:marker-end="Arrow" draw:marker-end-width="0.3cm" draw:fill="none" draw:fill-color="#808080" draw:textarea-vertical-align="middle"/>
    </style:style>
    <style:style style:name="gr15" style:family="graphic" style:parent-style-name="objectwithoutfill">
      <style:graphic-properties svg:stroke-color="#008000" draw:marker-end="Extrémités_20_de_20_flèche_20_2" draw:marker-end-width="0.3cm" draw:fill="none" draw:fill-color="#808080" draw:textarea-vertical-align="middle"/>
    </style:style>
    <style:style style:name="gr16" style:family="graphic" style:parent-style-name="standard">
      <style:graphic-properties svg:stroke-width="0.051cm" svg:stroke-color="#008000" draw:marker-start-width="0.276cm" draw:marker-end-width="0.276cm" draw:fill="none" draw:fill-color="#80808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0.595cm"/>
    </style:style>
    <style:style style:name="gr18" style:family="graphic" style:parent-style-name="objectwithoutfill">
      <style:graphic-properties svg:stroke-color="#000080" draw:marker-end="Extrémités_20_de_20_flèche_20_2" draw:marker-end-width="0.3cm" draw:fill="none" draw:fill-color="#808080" draw:textarea-vertical-align="middle"/>
    </style:style>
    <style:style style:name="gr19" style:family="graphic" style:parent-style-name="standard">
      <style:graphic-properties svg:stroke-width="0.051cm" svg:stroke-color="#000080" draw:marker-start-width="0.276cm" draw:marker-end-width="0.276cm" draw:fill="none" draw:fill-color="#80808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8000" draw:marker-start="Extrémités_20_de_20_flèche_20_2" draw:marker-end="" draw:marker-end-width="0.3cm" draw:fill="none" draw:fill-color="#808080" draw:textarea-vertical-align="middle"/>
    </style:style>
    <style:style style:name="gr21" style:family="graphic" style:parent-style-name="objectwithoutfill">
      <style:graphic-properties svg:stroke-color="#000080" draw:marker-start="Extrémités_20_de_20_flèche_20_2" draw:marker-end="" draw:marker-end-width="0.3cm" draw:fill="none" draw:fill-color="#808080" draw:textarea-vertical-align="middle"/>
    </style:style>
    <style:style style:name="gr22" style:family="graphic" style:parent-style-name="standard">
      <style:graphic-properties svg:stroke-color="#e6e6e6" draw:fill="solid" draw:fill-color="#99cc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e6e6e6" draw:fill="solid" draw:fill-color="#0000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e6e6e6" draw:fill="solid" draw:fill-color="#3deb3d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e6e6e6" draw:fill="solid" draw:fill-color="#00ae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width="0.102cm" svg:stroke-color="#008000" draw:marker-start-width="0.352cm" draw:marker-end-width="0.352cm" draw:fill="none" draw:fill-color="#80808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7" style:family="graphic" style:parent-style-name="standard">
      <style:graphic-properties svg:stroke-color="#e6e6e6" draw:fill="solid" draw:fill-color="#e6e6e6" draw:opacity="50%" draw:textarea-horizontal-align="justify" draw:textarea-vertical-align="middle" draw:auto-grow-height="false" fo:min-height="0cm" fo:min-width="0cm" draw:shadow-offset-x="0.203cm" draw:shadow-offset-y="0.203cm" draw:shadow-opacity="50%"/>
    </style:style>
    <style:style style:name="gr28" style:family="graphic" style:parent-style-name="standard">
      <style:graphic-properties svg:stroke-width="0.051cm" svg:stroke-color="#b3b3b3" draw:marker-start-width="0.276cm" draw:marker-end-width="0.276cm" draw:fill="non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 draw:shadow-opacity="50%"/>
    </style:style>
    <style:style style:name="gr29" style:family="graphic" style:parent-style-name="standard">
      <style:graphic-properties svg:stroke-width="0.051cm" svg:stroke-color="#4c4c4c" draw:marker-start-width="0.276cm" draw:marker-end-width="0.276cm" draw:fill="non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 draw:shadow-opacity="50%"/>
    </style:style>
    <style:style style:name="gr30" style:family="graphic" style:parent-style-name="standard">
      <style:graphic-properties svg:stroke-color="#ffffff" draw:fill="solid" draw:fill-color="#ffffff" draw:opacity-name="Transparency_20_1" draw:textarea-horizontal-align="justify" draw:textarea-vertical-align="middle" draw:auto-grow-height="false"/>
    </style:style>
    <style:style style:name="gr31" style:family="graphic" style:parent-style-name="standard">
      <style:graphic-properties svg:stroke-color="#e6e6e6" svg:stroke-opacity="50%" draw:fill="solid" draw:fill-color="#99ccff" draw:opacity="70%" draw:textarea-horizontal-align="justify" draw:textarea-vertical-align="middle" draw:auto-grow-height="false" fo:min-height="0cm" fo:min-width="0cm" draw:shadow-opacity="70%"/>
    </style:style>
    <style:style style:name="gr32" style:family="graphic" style:parent-style-name="standard">
      <style:graphic-properties svg:stroke-color="#e6e6e6" svg:stroke-opacity="50%" draw:fill="solid" draw:fill-color="#3deb3d" draw:opacity="30%" draw:textarea-horizontal-align="justify" draw:textarea-vertical-align="middle" draw:auto-grow-height="false" fo:min-height="0cm" fo:min-width="0cm" draw:shadow-opacity="30%"/>
    </style:style>
    <style:style style:name="gr33" style:family="graphic" style:parent-style-name="standard">
      <style:graphic-properties svg:stroke-width="0.051cm" svg:stroke-color="#b3b3b3" draw:marker-start-width="0.276cm" draw:marker-end-width="0.276cm" svg:stroke-opacity="50%" draw:fill="none" draw:opacity="30%" draw:textarea-horizontal-align="justify" draw:textarea-vertical-align="middle" draw:auto-grow-height="false" fo:min-height="0cm" fo:min-width="0cm" fo:padding-top="0.15cm" fo:padding-bottom="0.15cm" fo:padding-left="0.275cm" fo:padding-right="0.275cm" draw:shadow-opacity="30%"/>
    </style:style>
    <style:style style:name="gr34" style:family="graphic" style:parent-style-name="standard">
      <style:graphic-properties svg:stroke-color="#e6e6e6" svg:stroke-opacity="50%" draw:fill="solid" draw:fill-color="#e6e6e6" draw:opacity="30%" draw:textarea-horizontal-align="justify" draw:textarea-vertical-align="middle" draw:auto-grow-height="false" fo:min-height="0cm" fo:min-width="0cm" draw:shadow-opacity="30%"/>
    </style:style>
    <style:style style:name="gr35" style:family="graphic" style:parent-style-name="standard">
      <style:graphic-properties svg:stroke-width="0.051cm" svg:stroke-color="#4c4c4c" draw:marker-start-width="0.276cm" draw:marker-end-width="0.276cm" svg:stroke-opacity="50%" draw:fill="none" draw:opacity="30%" draw:textarea-horizontal-align="justify" draw:textarea-vertical-align="middle" draw:auto-grow-height="false" fo:min-height="0cm" fo:min-width="0cm" fo:padding-top="0.15cm" fo:padding-bottom="0.15cm" fo:padding-left="0.275cm" fo:padding-right="0.275cm" draw:shadow-opacity="30%"/>
    </style:style>
    <style:style style:name="gr36" style:family="graphic" style:parent-style-name="standard">
      <style:graphic-properties svg:stroke-color="#e6e6e6" svg:stroke-opacity="50%" draw:fill="hatch" draw:fill-color="#99ccff" draw:fill-hatch-name="Black_20_45_20_Degrees" draw:opacity="30%" draw:textarea-horizontal-align="justify" draw:textarea-vertical-align="middle" draw:auto-grow-height="false" fo:min-height="0cm" fo:min-width="0cm" draw:shadow-opacity="30%"/>
    </style:style>
    <style:style style:name="gr37" style:family="graphic" style:parent-style-name="standard">
      <style:graphic-properties svg:stroke-color="#e6e6e6" svg:stroke-opacity="50%" draw:fill="hatch" draw:fill-color="#3deb3d" draw:fill-hatch-name="Black_20_-45_20_Degrees" draw:opacity="30%" draw:textarea-horizontal-align="justify" draw:textarea-vertical-align="middle" draw:auto-grow-height="false" fo:min-height="0cm" fo:min-width="0cm" draw:shadow-opacity="30%"/>
    </style:style>
    <style:style style:name="gr38" style:family="graphic" style:parent-style-name="standard">
      <style:graphic-properties draw:stroke="dash" draw:stroke-dash="Ultrafine_20_Dashed" svg:stroke-width="0.051cm" svg:stroke-color="#00ae00" draw:marker-start-width="0.276cm" draw:marker-end-width="0.276cm" draw:fill="none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25cm" draw:marker-start-width="0.237cm" draw:marker-end="Arrow" draw:marker-end-width="0.237cm" draw:fill="none" draw:fill-color="#808080" draw:textarea-vertical-align="middle" fo:padding-top="0.137cm" fo:padding-bottom="0.137cm" fo:padding-left="0.262cm" fo:padding-right="0.262cm"/>
    </style:style>
    <style:style style:name="gr40" style:family="graphic" style:parent-style-name="standard">
      <style:graphic-properties draw:stroke="none" svg:stroke-color="#000000" draw:fill="none" draw:fill-color="#ffffff" fo:min-height="4.027cm"/>
    </style:style>
    <style:style style:name="gr41" style:family="graphic" style:parent-style-name="standard">
      <style:graphic-properties svg:stroke-color="#e6e6e6" svg:stroke-opacity="50%" draw:fill="solid" draw:fill-color="#e6e6e6" draw:opacity="40%" draw:textarea-horizontal-align="justify" draw:textarea-vertical-align="middle" draw:auto-grow-height="false" fo:min-height="0cm" fo:min-width="0cm" draw:shadow-opacity="40%"/>
    </style:style>
    <style:style style:name="gr42" style:family="graphic" style:parent-style-name="standard">
      <style:graphic-properties svg:stroke-width="0.051cm" svg:stroke-color="#b3b3b3" draw:marker-start-width="0.276cm" draw:marker-end-width="0.276cm" svg:stroke-opacity="50%" draw:fill="none" draw:opacity="40%" draw:textarea-horizontal-align="justify" draw:textarea-vertical-align="middle" draw:auto-grow-height="false" fo:min-height="0cm" fo:min-width="0cm" fo:padding-top="0.15cm" fo:padding-bottom="0.15cm" fo:padding-left="0.275cm" fo:padding-right="0.275cm" draw:shadow-opacity="40%"/>
    </style:style>
    <style:style style:name="gr43" style:family="graphic" style:parent-style-name="standard">
      <style:graphic-properties svg:stroke-width="0.051cm" svg:stroke-color="#4c4c4c" draw:marker-start-width="0.276cm" draw:marker-end-width="0.276cm" svg:stroke-opacity="50%" draw:fill="none" draw:opacity="40%" draw:textarea-horizontal-align="justify" draw:textarea-vertical-align="middle" draw:auto-grow-height="false" fo:min-height="0cm" fo:min-width="0cm" fo:padding-top="0.15cm" fo:padding-bottom="0.15cm" fo:padding-left="0.275cm" fo:padding-right="0.275cm" draw:shadow-opacity="40%"/>
    </style:style>
    <style:style style:name="gr44" style:family="graphic" style:parent-style-name="standard">
      <style:graphic-properties svg:stroke-width="0.102cm" svg:stroke-color="#99ccff" draw:marker-start-width="0.352cm" draw:marker-end-width="0.352cm" draw:fill="none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>
      <style:graphic-properties svg:stroke-width="0.102cm" svg:stroke-color="#0047ff" draw:marker-start-width="0.352cm" draw:marker-end-width="0.352cm" draw:fill="none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svg:stroke-width="0.102cm" svg:stroke-color="#280099" draw:marker-start-width="0.352cm" draw:marker-end-width="0.352cm" draw:fill="none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>
      <style:graphic-properties svg:stroke-width="0.152cm" svg:stroke-color="#4c4c4c" draw:marker-start-width="0.427cm" draw:marker-end-width="0.427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48" style:family="graphic" style:parent-style-name="standard">
      <style:graphic-properties draw:stroke="none" svg:stroke-color="#000000" draw:fill="none" draw:fill-color="#ffffff" fo:min-height="0.964cm"/>
    </style:style>
    <style:style style:name="gr49" style:family="graphic" style:parent-style-name="standard">
      <style:graphic-properties svg:stroke-width="0.051cm" svg:stroke-color="#000000" draw:marker-start-width="0.276cm" draw:marker-end-width="0.276cm" draw:fill="none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color="#e6e6e6" svg:stroke-opacity="40%" draw:fill="solid" draw:fill-color="#e6e6e6" draw:opacity="30%" draw:textarea-horizontal-align="justify" draw:textarea-vertical-align="middle" draw:auto-grow-height="false" fo:min-height="0cm" fo:min-width="0cm" draw:shadow-opacity="30%"/>
    </style:style>
    <style:style style:name="gr51" style:family="graphic" style:parent-style-name="standard">
      <style:graphic-properties svg:stroke-width="0.051cm" svg:stroke-color="#b3b3b3" draw:marker-start-width="0.276cm" draw:marker-end-width="0.276cm" svg:stroke-opacity="40%" draw:fill="none" draw:opacity="30%" draw:textarea-horizontal-align="justify" draw:textarea-vertical-align="middle" draw:auto-grow-height="false" fo:min-height="0cm" fo:min-width="0cm" fo:padding-top="0.15cm" fo:padding-bottom="0.15cm" fo:padding-left="0.275cm" fo:padding-right="0.275cm" draw:shadow-opacity="30%"/>
    </style:style>
    <style:style style:name="gr52" style:family="graphic" style:parent-style-name="standard">
      <style:graphic-properties svg:stroke-width="0.051cm" svg:stroke-color="#4c4c4c" draw:marker-start-width="0.276cm" draw:marker-end-width="0.276cm" svg:stroke-opacity="40%" draw:fill="none" draw:opacity="30%" draw:textarea-horizontal-align="justify" draw:textarea-vertical-align="middle" draw:auto-grow-height="false" fo:min-height="0cm" fo:min-width="0cm" fo:padding-top="0.15cm" fo:padding-bottom="0.15cm" fo:padding-left="0.275cm" fo:padding-right="0.275cm" draw:shadow-opacity="30%"/>
    </style:style>
    <style:style style:name="gr53" style:family="graphic" style:parent-style-name="standard">
      <style:graphic-properties svg:stroke-width="0.051cm" svg:stroke-color="#000000" draw:marker-start-width="0.276cm" draw:marker-end-width="0.276cm" svg:stroke-opacity="40%" draw:fill="none" draw:fill-color="#80808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54" style:family="graphic" style:parent-style-name="standard">
      <style:graphic-properties svg:stroke-color="#e6e6e6" svg:stroke-opacity="30%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55" style:family="graphic" style:parent-style-name="standard">
      <style:graphic-properties svg:stroke-width="0.051cm" svg:stroke-color="#b3b3b3" draw:marker-start-width="0.276cm" draw:marker-end-width="0.276cm" svg:stroke-opacity="30%" draw:fill="none" draw:opacity="20%" draw:textarea-horizontal-align="justify" draw:textarea-vertical-align="middle" draw:auto-grow-height="false" fo:min-height="0cm" fo:min-width="0cm" fo:padding-top="0.15cm" fo:padding-bottom="0.15cm" fo:padding-left="0.275cm" fo:padding-right="0.275cm" draw:shadow-opacity="20%"/>
    </style:style>
    <style:style style:name="gr56" style:family="graphic" style:parent-style-name="standard">
      <style:graphic-properties svg:stroke-width="0.051cm" svg:stroke-color="#4c4c4c" draw:marker-start-width="0.276cm" draw:marker-end-width="0.276cm" svg:stroke-opacity="30%" draw:fill="none" draw:opacity="20%" draw:textarea-horizontal-align="justify" draw:textarea-vertical-align="middle" draw:auto-grow-height="false" fo:min-height="0cm" fo:min-width="0cm" fo:padding-top="0.15cm" fo:padding-bottom="0.15cm" fo:padding-left="0.275cm" fo:padding-right="0.275cm" draw:shadow-opacity="20%"/>
    </style:style>
    <style:style style:name="gr57" style:family="graphic" style:parent-style-name="standard">
      <style:graphic-properties svg:stroke-width="0.051cm" svg:stroke-color="#000000" draw:marker-start-width="0.276cm" draw:marker-end-width="0.276cm" svg:stroke-opacity="30%" draw:fill="none" draw:fill-color="#808080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58" style:family="graphic" style:parent-style-name="standard">
      <style:graphic-properties svg:stroke-color="#e6e6e6" draw:fill="hatch" draw:fill-color="#e6e6e6" draw:fill-hatch-name="Black_20_45_20_Degrees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svg:stroke-width="0.051cm" svg:stroke-color="#b3b3b3" draw:marker-start-width="0.276cm" draw:marker-end-width="0.276cm" draw:fill="hatch" draw:fill-hatch-name="Black_20_45_20_Degrees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4c4c4c" draw:marker-start-width="0.276cm" draw:marker-end-width="0.276cm" draw:fill="hatch" draw:fill-hatch-name="Black_20_45_20_Degrees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1" style:family="graphic" style:parent-style-name="standard">
      <style:graphic-properties draw:stroke="dash" draw:stroke-dash="Fine_20_Dashed_20__28_var_29_" svg:stroke-width="0.051cm" svg:stroke-color="#0000ff" draw:marker-start-width="0.276cm" draw:marker-end-width="0.276cm" draw:fill="none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draw:stroke="dash" draw:stroke-dash="Fine_20_Dashed_20__28_var_29_" svg:stroke-width="0.051cm" svg:stroke-color="#ff0000" draw:marker-start-width="0.276cm" draw:marker-end-width="0.276cm" draw:fill="none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fo:min-height="0.8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8000" fo:font-size="12pt" style:font-size-asian="12pt" style:font-size-complex="12pt"/>
    </style:style>
    <style:style style:name="P4" style:family="paragraph">
      <style:paragraph-properties fo:text-align="center"/>
      <style:text-properties fo:color="#00008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8000" fo:font-size="12pt" style:font-size-asian="12pt" style:font-size-complex="12pt"/>
    </style:style>
    <style:style style:name="T3" style:family="text">
      <style:text-properties fo:color="#000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309cm" svg:height="0.378cm" draw:transform="skewX (1.12102497855596) translate (8.029cm 6.4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6.629cm 6.4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5.829cm 6.8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7.229cm 6.8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5.229cm 6.4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3.829cm 6.4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3.029cm 6.8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4.429cm 6.8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6.529cm 7.2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5.129cm 7.2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4.329cm 7.6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5.729cm 7.6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3.729cm 7.2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2.329cm 7.2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1.529cm 7.6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9cm" svg:height="0.378cm" draw:transform="skewX (1.12102497855596) translate (2.929cm 7.60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508cm" svg:height="0.508cm" svg:x="14.152cm" svg:y="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508cm" svg:height="0.508cm" svg:x="10.552cm" svg:y="4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508cm" svg:height="0.508cm" svg:x="9.6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08cm" svg:height="0.508cm" svg:x="10.2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10.8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508cm" svg:height="0.508cm" svg:x="11.4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9.906cm" svg:y1="6.621cm" svg:x2="10.806cm" svg:y2="5.129cm" draw:start-shape="id1" draw:start-glue-point="4" draw:end-shape="id2" draw:end-glue-point="8" svg:d="m9906 6621 900-1492">
          <text:p/>
        </draw:connector>
        <draw:connector draw:style-name="gr4" draw:text-style-name="P1" draw:layer="layout" draw:type="line" svg:x1="10.506cm" svg:y1="6.621cm" svg:x2="10.806cm" svg:y2="5.129cm" draw:start-shape="id3" draw:start-glue-point="4" draw:end-shape="id2" draw:end-glue-point="8" svg:d="m10506 6621 300-1492">
          <text:p/>
        </draw:connector>
        <draw:connector draw:style-name="gr4" draw:text-style-name="P1" draw:layer="layout" draw:type="line" svg:x1="11.106cm" svg:y1="6.621cm" svg:x2="10.806cm" svg:y2="5.129cm" draw:start-shape="id4" draw:start-glue-point="4" draw:end-shape="id2" draw:end-glue-point="8" svg:d="m11106 6621-300-1492">
          <text:p/>
        </draw:connector>
        <draw:connector draw:style-name="gr4" draw:text-style-name="P1" draw:layer="layout" draw:type="line" svg:x1="11.706cm" svg:y1="6.621cm" svg:x2="10.806cm" svg:y2="5.129cm" draw:start-shape="id5" draw:start-glue-point="4" draw:end-shape="id2" draw:end-glue-point="8" svg:d="m11706 6621-900-1492">
          <text:p/>
        </draw:connector>
        <draw:custom-shape draw:style-name="gr3" draw:text-style-name="P1" xml:id="id7" draw:id="id7" draw:layer="layout" svg:width="0.508cm" svg:height="0.508cm" svg:x="13.052cm" svg:y="4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12.1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508cm" svg:height="0.508cm" svg:x="12.7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508cm" svg:height="0.508cm" svg:x="13.3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508cm" svg:height="0.508cm" svg:x="13.9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406cm" svg:y1="6.621cm" svg:x2="13.306cm" svg:y2="5.129cm" draw:start-shape="id6" draw:start-glue-point="4" draw:end-shape="id7" draw:end-glue-point="8" svg:d="m12406 6621 900-1492">
          <text:p/>
        </draw:connector>
        <draw:connector draw:style-name="gr4" draw:text-style-name="P1" draw:layer="layout" draw:type="line" svg:x1="13.006cm" svg:y1="6.621cm" svg:x2="13.306cm" svg:y2="5.129cm" draw:start-shape="id8" draw:start-glue-point="4" draw:end-shape="id7" draw:end-glue-point="8" svg:d="m13006 6621 300-1492">
          <text:p/>
        </draw:connector>
        <draw:connector draw:style-name="gr4" draw:text-style-name="P1" draw:layer="layout" draw:type="line" svg:x1="13.606cm" svg:y1="6.621cm" svg:x2="13.306cm" svg:y2="5.129cm" draw:start-shape="id9" draw:start-glue-point="4" draw:end-shape="id7" draw:end-glue-point="8" svg:d="m13606 6621-300-1492">
          <text:p/>
        </draw:connector>
        <draw:connector draw:style-name="gr4" draw:text-style-name="P1" draw:layer="layout" draw:type="line" svg:x1="14.206cm" svg:y1="6.621cm" svg:x2="13.306cm" svg:y2="5.129cm" draw:start-shape="id10" draw:start-glue-point="4" draw:end-shape="id7" draw:end-glue-point="8" svg:d="m14206 6621-900-1492">
          <text:p/>
        </draw:connector>
        <draw:custom-shape draw:style-name="gr3" draw:text-style-name="P1" xml:id="id12" draw:id="id12" draw:layer="layout" svg:width="0.508cm" svg:height="0.508cm" svg:x="15.552cm" svg:y="4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508cm" svg:height="0.508cm" svg:x="14.6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508cm" svg:height="0.508cm" svg:x="15.2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508cm" svg:height="0.508cm" svg:x="15.8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508cm" svg:height="0.508cm" svg:x="16.4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906cm" svg:y1="6.621cm" svg:x2="15.806cm" svg:y2="5.129cm" draw:start-shape="id11" draw:start-glue-point="4" draw:end-shape="id12" draw:end-glue-point="8" svg:d="m14906 6621 900-1492">
          <text:p/>
        </draw:connector>
        <draw:connector draw:style-name="gr4" draw:text-style-name="P1" draw:layer="layout" draw:type="line" svg:x1="15.506cm" svg:y1="6.621cm" svg:x2="15.806cm" svg:y2="5.129cm" draw:start-shape="id13" draw:start-glue-point="4" draw:end-shape="id12" draw:end-glue-point="8" svg:d="m15506 6621 300-1492">
          <text:p/>
        </draw:connector>
        <draw:connector draw:style-name="gr4" draw:text-style-name="P1" draw:layer="layout" draw:type="line" svg:x1="16.106cm" svg:y1="6.621cm" svg:x2="15.806cm" svg:y2="5.129cm" draw:start-shape="id14" draw:start-glue-point="4" draw:end-shape="id12" draw:end-glue-point="8" svg:d="m16106 6621-300-1492">
          <text:p/>
        </draw:connector>
        <draw:connector draw:style-name="gr4" draw:text-style-name="P1" draw:layer="layout" draw:type="line" svg:x1="16.706cm" svg:y1="6.621cm" svg:x2="15.806cm" svg:y2="5.129cm" draw:start-shape="id15" draw:start-glue-point="4" draw:end-shape="id12" draw:end-glue-point="8" svg:d="m16706 6621-900-1492">
          <text:p/>
        </draw:connector>
        <draw:custom-shape draw:style-name="gr3" draw:text-style-name="P1" xml:id="id17" draw:id="id17" draw:layer="layout" svg:width="0.508cm" svg:height="0.508cm" svg:x="18.052cm" svg:y="4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508cm" svg:height="0.508cm" svg:x="17.1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508cm" svg:height="0.508cm" svg:x="17.7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508cm" svg:height="0.508cm" svg:x="18.3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508cm" svg:height="0.508cm" svg:x="18.952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406cm" svg:y1="6.621cm" svg:x2="18.306cm" svg:y2="5.129cm" draw:start-shape="id16" draw:start-glue-point="4" draw:end-shape="id17" draw:end-glue-point="8" svg:d="m17406 6621 900-1492">
          <text:p/>
        </draw:connector>
        <draw:connector draw:style-name="gr4" draw:text-style-name="P1" draw:layer="layout" draw:type="line" svg:x1="18.006cm" svg:y1="6.621cm" svg:x2="18.306cm" svg:y2="5.129cm" draw:start-shape="id18" draw:start-glue-point="4" draw:end-shape="id17" draw:end-glue-point="8" svg:d="m18006 6621 300-1492">
          <text:p/>
        </draw:connector>
        <draw:connector draw:style-name="gr4" draw:text-style-name="P1" draw:layer="layout" draw:type="line" svg:x1="18.606cm" svg:y1="6.621cm" svg:x2="18.306cm" svg:y2="5.129cm" draw:start-shape="id19" draw:start-glue-point="4" draw:end-shape="id17" draw:end-glue-point="8" svg:d="m18606 6621-300-1492">
          <text:p/>
        </draw:connector>
        <draw:connector draw:style-name="gr4" draw:text-style-name="P1" draw:layer="layout" draw:type="line" svg:x1="19.206cm" svg:y1="6.621cm" svg:x2="18.306cm" svg:y2="5.129cm" draw:start-shape="id20" draw:start-glue-point="4" draw:end-shape="id17" draw:end-glue-point="8" svg:d="m19206 6621-900-1492">
          <text:p/>
        </draw:connector>
        <draw:connector draw:style-name="gr4" draw:text-style-name="P1" draw:layer="layout" draw:type="line" svg:x1="10.806cm" svg:y1="4.621cm" svg:x2="14.406cm" svg:y2="3.229cm" draw:start-shape="id2" draw:start-glue-point="4" draw:end-shape="id21" draw:end-glue-point="8" svg:d="m10806 4621 3600-1392">
          <text:p/>
        </draw:connector>
        <draw:connector draw:style-name="gr4" draw:text-style-name="P1" draw:layer="layout" draw:type="line" svg:x1="13.306cm" svg:y1="4.621cm" svg:x2="14.406cm" svg:y2="3.229cm" draw:start-shape="id7" draw:start-glue-point="4" draw:end-shape="id21" draw:end-glue-point="8" svg:d="m13306 4621 1100-1392">
          <text:p/>
        </draw:connector>
        <draw:connector draw:style-name="gr4" draw:text-style-name="P1" draw:layer="layout" draw:type="line" svg:x1="15.806cm" svg:y1="4.621cm" svg:x2="14.406cm" svg:y2="3.229cm" draw:start-shape="id12" draw:start-glue-point="4" draw:end-shape="id21" draw:end-glue-point="8" svg:d="m15806 4621-1400-1392">
          <text:p/>
        </draw:connector>
        <draw:connector draw:style-name="gr4" draw:text-style-name="P1" draw:layer="layout" draw:type="line" svg:x1="18.306cm" svg:y1="4.621cm" svg:x2="14.406cm" svg:y2="3.229cm" draw:start-shape="id17" draw:start-glue-point="4" draw:end-shape="id21" draw:end-glue-point="8" svg:d="m18306 4621-3900-1392">
          <text:p/>
        </draw:connector>
        <draw:custom-shape draw:style-name="gr2" draw:text-style-name="P1" draw:layer="layout" svg:width="5.043cm" svg:height="1.645cm" draw:transform="skewX (1.12102497855596) translate (4.305cm 2.0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86cm" svg:height="0.762cm" draw:transform="skewX (1.12085044563076) translate (2.452cm 5.00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86cm" svg:height="0.762cm" draw:transform="skewX (1.12085044563076) translate (4.952cm 5.00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86cm" svg:height="0.762cm" draw:transform="skewX (1.12085044563076) translate (6.552cm 4.20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86cm" svg:height="0.762cm" draw:transform="skewX (1.12085044563076) translate (4.052cm 4.207cm)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.397cm" svg:height="1.397cm" svg:x="7.528cm" svg:y="9.2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9.029cm" svg:y="9.25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7.528cm" svg:y="10.7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9.029cm" svg:y="10.7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948cm" svg:height="2.948cm" svg:x="7.501cm" svg:y="9.22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0.528cm" svg:y="9.2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2.029cm" svg:y="9.25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0.528cm" svg:y="10.7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2.029cm" svg:y="10.7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948cm" svg:height="2.948cm" svg:x="10.501cm" svg:y="9.22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7.528cm" svg:y="12.2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9.029cm" svg:y="12.25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7.528cm" svg:y="13.7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9.029cm" svg:y="13.7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948cm" svg:height="2.948cm" svg:x="7.501cm" svg:y="12.22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0.528cm" svg:y="12.2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2.029cm" svg:y="12.25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0.528cm" svg:y="13.7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12.029cm" svg:y="13.7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948cm" svg:height="2.948cm" svg:x="10.501cm" svg:y="12.2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6.172cm" svg:height="6.147cm" svg:x="7.401cm" svg:y="9.12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" draw:layer="layout" svg:width="1.397cm" svg:height="1.397cm" svg:x="7.528cm" svg:y="15.6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9.029cm" svg:y="15.6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7.528cm" svg:y="17.1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9.029cm" svg:y="17.1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2.948cm" svg:height="2.948cm" svg:x="7.501cm" svg:y="15.65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0.528cm" svg:y="15.6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2.029cm" svg:y="15.6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0.528cm" svg:y="17.1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2.029cm" svg:y="17.1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2.948cm" svg:height="2.948cm" svg:x="10.501cm" svg:y="15.65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7.528cm" svg:y="18.6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9.029cm" svg:y="18.6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7.528cm" svg:y="20.1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9.029cm" svg:y="20.1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2.948cm" svg:height="2.948cm" svg:x="7.501cm" svg:y="18.65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0.528cm" svg:y="18.6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2.029cm" svg:y="18.6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0.528cm" svg:y="20.1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2.029cm" svg:y="20.1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2.948cm" svg:height="2.948cm" svg:x="10.501cm" svg:y="18.65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6.172cm" svg:height="6.147cm" svg:x="7.401cm" svg:y="15.55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" draw:layer="layout" svg:width="0.127cm" svg:height="0.127cm" svg:x="8.146cm" svg:y="16.3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9.647cm" svg:y="1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1.148cm" svg:y="16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2.649cm" svg:y="16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8.146cm" svg:y="17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9.647cm" svg:y="17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1.148cm" svg:y="17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2.649cm" svg:y="17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8.146cm" svg:y="19.3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9.647cm" svg:y="19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1.148cm" svg:y="19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2.649cm" svg:y="19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8.146cm" svg:y="20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9.647cm" svg:y="20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1.148cm" svg:y="20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2.649cm" svg:y="20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08cm" svg:height="0.467cm" svg:x="8.747cm" svg:y="16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08cm" svg:height="0.467cm" svg:x="11.747cm" svg:y="16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08cm" svg:height="0.467cm" svg:x="11.747cm" svg:y="19.9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08cm" svg:height="0.467cm" svg:x="8.747cm" svg:y="19.9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08cm" svg:height="0.467cm" svg:x="10.247cm" svg:y="18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Standard">
        <draw:g>
          <draw:custom-shape draw:style-name="gr5" draw:text-style-name="P1" draw:layer="layout" svg:width="1.397cm" svg:height="1.397cm" svg:x="4.763cm" svg:y="6.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6.264cm" svg:y="6.0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4.763cm" svg:y="7.5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6.264cm" svg:y="7.5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948cm" svg:height="2.948cm" svg:x="4.736cm" svg:y="6.05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7.763cm" svg:y="6.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9.264cm" svg:y="6.0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7.763cm" svg:y="7.5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9.264cm" svg:y="7.5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948cm" svg:height="2.948cm" svg:x="7.736cm" svg:y="6.05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4.763cm" svg:y="9.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6.264cm" svg:y="9.0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4.763cm" svg:y="10.5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6.264cm" svg:y="10.5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948cm" svg:height="2.948cm" svg:x="4.736cm" svg:y="9.05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7.763cm" svg:y="9.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9.264cm" svg:y="9.0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7.763cm" svg:y="10.5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397cm" svg:height="1.397cm" svg:x="9.264cm" svg:y="10.5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948cm" svg:height="2.948cm" svg:x="7.736cm" svg:y="9.0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6.172cm" svg:height="6.147cm" svg:x="4.636cm" svg:y="5.953cm">
            <text:p/>
            <draw:enhanced-geometry svg:viewBox="0 0 21600 21600" draw:type="rectangle" draw:enhanced-path="M 0 0 L 21600 0 21600 21600 0 21600 0 0 Z N"/>
          </draw:custom-shape>
        </draw:g>
        <draw:path draw:style-name="gr10" draw:text-style-name="P1" draw:layer="layout" svg:width="1.588cm" svg:height="0.465cm" draw:transform="rotate (-0.851895207898432) translate (3.53854800368064cm 4.75722647573778cm)" svg:viewBox="0 0 1589 466" svg:d="m0 466c1350 0 1589-466 1589-466">
          <text:p/>
        </draw:path>
        <draw:path draw:style-name="gr11" draw:text-style-name="P1" draw:layer="layout" svg:width="1.588cm" svg:height="0.465cm" draw:transform="rotate (-0.851895207898432) translate (3.66554800368064cm 7.92722647573778cm)" svg:viewBox="0 0 1589 466" svg:d="m0 466c1350 0 1589-466 1589-466">
          <text:p/>
        </draw:path>
        <draw:path draw:style-name="gr12" draw:text-style-name="P1" draw:layer="layout" svg:width="1.588cm" svg:height="0.465cm" draw:transform="rotate (-0.851895207898432) translate (3.79254800368065cm 9.45622647573778cm)" svg:viewBox="0 0 1589 466" svg:d="m0 466c1350 0 1589-466 1589-466">
          <text:p/>
        </draw:path>
        <draw:frame draw:style-name="gr13" draw:text-style-name="P2" draw:layer="layout" svg:width="4.318cm" svg:height="0.762cm" svg:x="1.029cm" svg:y="4.429cm">
          <draw:text-box>
            <text:p text:style-name="P2"><text:span text:style-name="T1">Root Cell - Level 0</text:span></text:p>
          </draw:text-box>
        </draw:frame>
        <draw:frame draw:style-name="gr13" draw:text-style-name="P2" draw:layer="layout" svg:width="1.905cm" svg:height="0.762cm" svg:x="1.664cm" svg:y="7.477cm">
          <draw:text-box>
            <text:p text:style-name="P2"><text:span text:style-name="T1">Level 1</text:span></text:p>
          </draw:text-box>
        </draw:frame>
        <draw:frame draw:style-name="gr13" draw:text-style-name="P2" draw:layer="layout" svg:width="1.905cm" svg:height="0.762cm" svg:x="1.665cm" svg:y="8.977cm">
          <draw:text-box>
            <text:p text:style-name="P2"><text:span text:style-name="T1">Level 2</text:span></text:p>
          </draw:text-box>
        </draw:frame>
        <draw:g xml:id="id22" draw:id="id22">
          <draw:g>
            <draw:custom-shape draw:style-name="gr5" draw:text-style-name="P1" draw:layer="layout" svg:width="1.397cm" svg:height="1.397cm" svg:x="13.711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5.212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3.711cm" svg:y="7.5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5.212cm" svg:y="7.5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2.948cm" svg:height="2.948cm" svg:x="13.684cm" svg:y="6.05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6.711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8.212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6.711cm" svg:y="7.5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8.212cm" svg:y="7.5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2.948cm" svg:height="2.948cm" svg:x="16.684cm" svg:y="6.05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3.711cm" svg:y="9.0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5.212cm" svg:y="9.0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3.711cm" svg:y="10.5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5.212cm" svg:y="10.5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2.948cm" svg:height="2.948cm" svg:x="13.684cm" svg:y="9.05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6.711cm" svg:y="9.0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8.212cm" svg:y="9.0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6.711cm" svg:y="10.5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397cm" svg:height="1.397cm" svg:x="18.212cm" svg:y="10.5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2.948cm" svg:height="2.948cm" svg:x="16.684cm" svg:y="9.0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6.172cm" svg:height="6.147cm" svg:x="13.584cm" svg:y="5.95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" draw:layer="layout" svg:width="0.127cm" svg:height="0.127cm" svg:x="14.329cm" svg:y="6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5.83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7.331cm" svg:y="6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8.832cm" svg:y="6.7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4.329cm" svg:y="8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5.83cm" svg:y="8.2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7.331cm" svg:y="8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8.832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4.329cm" svg:y="9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5.83cm" svg:y="9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7.331cm" svg:y="9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8.832cm" svg:y="9.7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4.329cm" svg:y="11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5.83cm" svg:y="11.2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7.331cm" svg:y="11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27cm" svg:height="0.127cm" svg:x="18.832cm" svg:y="11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08cm" svg:height="0.467cm" svg:x="14.93cm" svg:y="7.3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08cm" svg:height="0.467cm" svg:x="17.93cm" svg:y="7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08cm" svg:height="0.467cm" svg:x="17.93cm" svg:y="10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08cm" svg:height="0.467cm" svg:x="14.93cm" svg:y="10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08cm" svg:height="0.467cm" svg:x="16.43cm" svg:y="8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4" draw:text-style-name="P1" draw:layer="layout" draw:type="curve" svg:x1="19.756cm" svg:y1="9.026cm" svg:x2="19.756cm" svg:y2="9.026cm" draw:start-shape="id22" draw:end-shape="id22" svg:d="m19756 9026">
          <text:p/>
        </draw:connector>
        <draw:line draw:style-name="gr15" draw:text-style-name="P1" draw:layer="layout" svg:x1="15.041cm" svg:y1="6.932cm" svg:x2="14.499cm" svg:y2="6.8cm">
          <text:p/>
        </draw:line>
        <draw:line draw:style-name="gr15" draw:text-style-name="P1" draw:layer="layout" svg:x1="13.811cm" svg:y1="7.356cm" svg:x2="14.287cm" svg:y2="6.84cm">
          <text:p/>
        </draw:line>
        <draw:line draw:style-name="gr15" draw:text-style-name="P1" draw:layer="layout" svg:x1="14.539cm" svg:y1="7.369cm" svg:x2="14.38cm" svg:y2="6.866cm">
          <text:p/>
        </draw:line>
        <draw:line draw:style-name="gr15" draw:text-style-name="P1" draw:layer="layout" svg:x1="13.877cm" svg:y1="6.178cm" svg:x2="14.301cm" svg:y2="6.707cm">
          <text:p/>
        </draw:line>
        <draw:custom-shape draw:style-name="gr16" draw:text-style-name="P1" draw:layer="layout" svg:width="1.442cm" svg:height="1.442cm" svg:x="13.692cm" svg:y="6.072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495cm" svg:height="0.845cm" svg:x="13.64cm" svg:y="5.307cm">
          <draw:text-box>
            <text:p text:style-name="P3"><text:span text:style-name="T2">P2M</text:span></text:p>
          </draw:text-box>
        </draw:frame>
        <draw:line draw:style-name="gr18" draw:text-style-name="P1" draw:layer="layout" svg:x1="17.449cm" svg:y1="8.216cm" svg:x2="17.965cm" svg:y2="7.726cm">
          <text:p/>
        </draw:line>
        <draw:line draw:style-name="gr18" draw:text-style-name="P1" draw:layer="layout" svg:x1="18.812cm" svg:y1="8.189cm" svg:x2="18.388cm" svg:y2="7.726cm">
          <text:p/>
        </draw:line>
        <draw:line draw:style-name="gr18" draw:text-style-name="P1" draw:layer="layout" svg:x1="18.825cm" svg:y1="6.84cm" svg:x2="18.415cm" svg:y2="7.316cm">
          <text:p/>
        </draw:line>
        <draw:line draw:style-name="gr18" draw:text-style-name="P1" draw:layer="layout" svg:x1="17.489cm" svg:y1="6.826cm" svg:x2="17.952cm" svg:y2="7.329cm">
          <text:p/>
        </draw:line>
        <draw:custom-shape draw:style-name="gr19" draw:text-style-name="P1" draw:layer="layout" svg:width="2.963cm" svg:height="2.977cm" svg:x="16.682cm" svg:y="6.019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3.031cm" svg:height="0.845cm" svg:x="16.641cm" svg:y="5.308cm">
          <draw:text-box>
            <text:p text:style-name="P4"><text:span text:style-name="T3">M2M</text:span></text:p>
          </draw:text-box>
        </draw:frame>
        <draw:line draw:style-name="gr20" draw:text-style-name="P1" draw:layer="layout" svg:x1="15.015cm" svg:y1="11.404cm" svg:x2="14.473cm" svg:y2="11.272cm">
          <text:p/>
        </draw:line>
        <draw:line draw:style-name="gr20" draw:text-style-name="P1" draw:layer="layout" svg:x1="13.785cm" svg:y1="11.828cm" svg:x2="14.261cm" svg:y2="11.312cm">
          <text:p/>
        </draw:line>
        <draw:line draw:style-name="gr20" draw:text-style-name="P1" draw:layer="layout" svg:x1="14.513cm" svg:y1="11.841cm" svg:x2="14.354cm" svg:y2="11.338cm">
          <text:p/>
        </draw:line>
        <draw:line draw:style-name="gr20" draw:text-style-name="P1" draw:layer="layout" svg:x1="13.851cm" svg:y1="10.65cm" svg:x2="14.275cm" svg:y2="11.179cm">
          <text:p/>
        </draw:line>
        <draw:custom-shape draw:style-name="gr16" draw:text-style-name="P1" draw:layer="layout" svg:width="1.442cm" svg:height="1.442cm" svg:x="13.666cm" svg:y="10.544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495cm" svg:height="0.845cm" svg:x="13.641cm" svg:y="12.055cm">
          <draw:text-box>
            <text:p text:style-name="P3"><text:span text:style-name="T2">L2P</text:span></text:p>
          </draw:text-box>
        </draw:frame>
        <draw:line draw:style-name="gr21" draw:text-style-name="P1" draw:layer="layout" svg:x1="17.45cm" svg:y1="11.264cm" svg:x2="17.966cm" svg:y2="10.774cm">
          <text:p/>
        </draw:line>
        <draw:line draw:style-name="gr21" draw:text-style-name="P1" draw:layer="layout" svg:x1="18.813cm" svg:y1="11.237cm" svg:x2="18.389cm" svg:y2="10.774cm">
          <text:p/>
        </draw:line>
        <draw:line draw:style-name="gr21" draw:text-style-name="P1" draw:layer="layout" svg:x1="18.826cm" svg:y1="9.888cm" svg:x2="18.416cm" svg:y2="10.364cm">
          <text:p/>
        </draw:line>
        <draw:line draw:style-name="gr21" draw:text-style-name="P1" draw:layer="layout" svg:x1="17.49cm" svg:y1="9.874cm" svg:x2="17.953cm" svg:y2="10.377cm">
          <text:p/>
        </draw:line>
        <draw:custom-shape draw:style-name="gr19" draw:text-style-name="P1" draw:layer="layout" svg:width="2.963cm" svg:height="2.977cm" svg:x="16.683cm" svg:y="9.067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3.031cm" svg:height="0.845cm" svg:x="16.642cm" svg:y="12.109cm">
          <draw:text-box>
            <text:p text:style-name="P4"><text:span text:style-name="T3">L2L</text:span></text:p>
          </draw:text-box>
        </draw:frame>
      </draw:page>
      <draw:page draw:name="page3" draw:style-name="dp1" draw:master-page-name="Standard">
        <draw:custom-shape draw:style-name="gr5" draw:text-style-name="P1" draw:layer="layout" svg:width="1.397cm" svg:height="1.397cm" svg:x="-0.572cm" svg:y="9.2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97cm" svg:height="1.397cm" svg:x="0.929cm" svg:y="9.2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397cm" svg:x="-0.572cm" svg:y="10.7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97cm" svg:height="1.397cm" svg:x="0.929cm" svg:y="10.7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48cm" svg:height="2.948cm" svg:x="-0.599cm" svg:y="9.2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97cm" svg:height="1.397cm" svg:x="2.428cm" svg:y="9.2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97cm" svg:height="1.397cm" svg:x="3.929cm" svg:y="9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397cm" svg:height="1.397cm" svg:x="2.428cm" svg:y="10.7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97cm" svg:height="1.397cm" svg:x="3.929cm" svg:y="10.7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48cm" svg:height="2.948cm" svg:x="2.401cm" svg:y="9.2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97cm" svg:height="1.397cm" svg:x="-0.572cm" svg:y="12.2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97cm" svg:height="1.397cm" svg:x="0.929cm" svg:y="12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397cm" svg:height="1.397cm" svg:x="-0.572cm" svg:y="13.7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97cm" svg:height="1.397cm" svg:x="0.929cm" svg:y="13.7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48cm" svg:height="2.948cm" svg:x="-0.599cm" svg:y="12.2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97cm" svg:height="1.397cm" svg:x="2.428cm" svg:y="12.2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97cm" svg:height="1.397cm" svg:x="3.929cm" svg:y="12.2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397cm" svg:x="2.428cm" svg:y="13.7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397cm" svg:x="3.929cm" svg:y="13.7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48cm" svg:height="2.948cm" svg:x="2.401cm" svg:y="12.2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72cm" svg:height="6.147cm" svg:x="-0.699cm" svg:y="9.12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397cm" svg:height="1.397cm" svg:x="9.128cm" svg:y="9.2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397cm" svg:x="10.629cm" svg:y="9.2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397cm" svg:height="1.397cm" svg:x="9.128cm" svg:y="10.7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397cm" svg:x="10.629cm" svg:y="10.7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48cm" svg:height="2.948cm" svg:x="9.101cm" svg:y="9.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397cm" svg:x="12.128cm" svg:y="9.2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397cm" svg:x="13.629cm" svg:y="9.25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397cm" svg:height="1.397cm" svg:x="12.128cm" svg:y="10.7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397cm" svg:x="13.629cm" svg:y="10.7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48cm" svg:height="2.948cm" svg:x="12.101cm" svg:y="9.2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397cm" svg:height="1.397cm" svg:x="9.128cm" svg:y="12.2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397cm" svg:x="10.629cm" svg:y="12.2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397cm" svg:height="1.397cm" svg:x="9.128cm" svg:y="13.7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397cm" svg:height="1.397cm" svg:x="10.629cm" svg:y="13.7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48cm" svg:height="2.948cm" svg:x="9.101cm" svg:y="12.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397cm" svg:x="12.128cm" svg:y="12.2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397cm" svg:x="13.629cm" svg:y="12.2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397cm" svg:height="1.397cm" svg:x="12.128cm" svg:y="13.7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397cm" svg:height="1.397cm" svg:x="13.629cm" svg:y="13.7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48cm" svg:height="2.948cm" svg:x="12.101cm" svg:y="12.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72cm" svg:height="6.147cm" svg:x="9.001cm" svg:y="9.13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0.108cm" svg:y1="12.926cm" svg:x2="0.108cm" svg:y2="14.117cm">
          <text:p/>
        </draw:line>
        <draw:line draw:style-name="gr14" draw:text-style-name="P1" draw:layer="layout" svg:x1="1.62cm" svg:y1="13.002cm" svg:x2="0.523cm" svg:y2="14.174cm">
          <text:p/>
        </draw:line>
        <draw:line draw:style-name="gr14" draw:text-style-name="P1" draw:layer="layout" svg:x1="1.62cm" svg:y1="14.382cm" svg:x2="0.391cm" svg:y2="14.382cm">
          <text:p/>
        </draw:line>
        <draw:line draw:style-name="gr14" draw:text-style-name="P1" draw:layer="layout" svg:x1="1.62cm" svg:y1="9.808cm" svg:x2="2.905cm" svg:y2="11.263cm">
          <text:p/>
        </draw:line>
        <draw:line draw:style-name="gr14" draw:text-style-name="P1" draw:layer="layout" svg:x1="1.771cm" svg:y1="11.452cm" svg:x2="2.924cm" svg:y2="11.452cm">
          <text:p/>
        </draw:line>
        <draw:line draw:style-name="gr14" draw:text-style-name="P1" draw:layer="layout" svg:x1="1.676cm" svg:y1="12.926cm" svg:x2="2.924cm" svg:y2="11.755cm">
          <text:p/>
        </draw:line>
        <draw:line draw:style-name="gr14" draw:text-style-name="P1" draw:layer="layout" svg:x1="3.113cm" svg:y1="12.926cm" svg:x2="3.113cm" svg:y2="11.736cm">
          <text:p/>
        </draw:line>
        <draw:line draw:style-name="gr14" draw:text-style-name="P1" draw:layer="layout" svg:x1="4.549cm" svg:y1="12.813cm" svg:x2="3.377cm" svg:y2="11.755cm">
          <text:p/>
        </draw:line>
        <draw:line draw:style-name="gr14" draw:text-style-name="P1" draw:layer="layout" svg:x1="4.53cm" svg:y1="11.452cm" svg:x2="3.415cm" svg:y2="11.452cm">
          <text:p/>
        </draw:line>
        <draw:line draw:style-name="gr14" draw:text-style-name="P1" draw:layer="layout" svg:x1="4.53cm" svg:y1="9.922cm" svg:x2="3.396cm" svg:y2="11.037cm">
          <text:p/>
        </draw:line>
        <draw:line draw:style-name="gr14" draw:text-style-name="P1" draw:layer="layout" svg:x1="3.094cm" svg:y1="9.865cm" svg:x2="3.132cm" svg:y2="11.056cm">
          <text:p/>
        </draw:line>
        <draw:line draw:style-name="gr14" draw:text-style-name="P1" draw:layer="layout" svg:x1="9.905cm" svg:y1="9.94cm" svg:x2="12.324cm" svg:y2="11.074cm">
          <text:p/>
        </draw:line>
        <draw:line draw:style-name="gr14" draw:text-style-name="P1" draw:layer="layout" svg:x1="9.924cm" svg:y1="11.49cm" svg:x2="12.267cm" svg:y2="11.49cm">
          <text:p/>
        </draw:line>
        <draw:line draw:style-name="gr14" draw:text-style-name="P1" draw:layer="layout" svg:x1="9.981cm" svg:y1="12.926cm" svg:x2="12.286cm" svg:y2="11.849cm">
          <text:p/>
        </draw:line>
        <draw:line draw:style-name="gr14" draw:text-style-name="P1" draw:layer="layout" svg:x1="10.132cm" svg:y1="14.287cm" svg:x2="12.475cm" svg:y2="11.963cm">
          <text:p/>
        </draw:line>
        <draw:line draw:style-name="gr14" draw:text-style-name="P1" draw:layer="layout" svg:x1="11.379cm" svg:y1="14.231cm" svg:x2="12.664cm" svg:y2="12.076cm">
          <text:p/>
        </draw:line>
        <draw:line draw:style-name="gr14" draw:text-style-name="P1" draw:layer="layout" svg:x1="12.721cm" svg:y1="14.212cm" svg:x2="12.759cm" svg:y2="12.038cm">
          <text:p/>
        </draw:line>
        <draw:line draw:style-name="gr14" draw:text-style-name="P1" draw:layer="layout" svg:x1="14.403cm" svg:y1="14.193cm" svg:x2="13.175cm" svg:y2="11.963cm">
          <text:p/>
        </draw:line>
        <draw:custom-shape draw:style-name="gr5" draw:text-style-name="P1" draw:layer="layout" svg:width="0.687cm" svg:height="0.696cm" svg:x="15.962cm" svg:y="9.2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6.7cm" svg:y="9.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7cm" svg:height="0.696cm" svg:x="15.962cm" svg:y="9.9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6.7cm" svg:y="9.9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5.949cm" svg:y="9.2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17.436cm" svg:y="9.22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18.174cm" svg:y="9.2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17.436cm" svg:y="9.9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18.174cm" svg:y="9.9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7.423cm" svg:y="9.2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7cm" svg:height="0.696cm" svg:x="15.962cm" svg:y="10.7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6.7cm" svg:y="10.7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7cm" svg:height="0.696cm" svg:x="15.962cm" svg:y="11.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6.7cm" svg:y="11.4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5.949cm" svg:y="10.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17.436cm" svg:y="10.7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8.174cm" svg:y="10.7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17.436cm" svg:y="11.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8.174cm" svg:y="11.4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7.423cm" svg:y="10.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32cm" svg:height="3.061cm" svg:x="15.9cm" svg:y="9.1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7cm" svg:height="0.696cm" svg:x="19.062cm" svg:y="9.2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19.8cm" svg:y="9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7cm" svg:height="0.696cm" svg:x="19.062cm" svg:y="9.97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19.8cm" svg:y="9.9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9.049cm" svg:y="9.2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20.536cm" svg:y="9.2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21.274cm" svg:y="9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20.536cm" svg:y="9.97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21.274cm" svg:y="9.9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20.523cm" svg:y="9.2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7cm" svg:height="0.696cm" svg:x="19.062cm" svg:y="10.7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9.8cm" svg:y="10.7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687cm" svg:height="0.696cm" svg:x="19.062cm" svg:y="11.4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9.8cm" svg:y="11.4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9.049cm" svg:y="10.71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20.536cm" svg:y="10.7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21.274cm" svg:y="10.7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20.536cm" svg:y="11.4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21.274cm" svg:y="11.4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20.523cm" svg:y="10.7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32cm" svg:height="3.061cm" svg:x="19cm" svg:y="9.1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7cm" svg:height="0.696cm" svg:x="15.962cm" svg:y="12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6.7cm" svg:y="12.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7cm" svg:height="0.696cm" svg:x="15.962cm" svg:y="13.0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6.7cm" svg:y="13.0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5.949cm" svg:y="12.3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17.436cm" svg:y="12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8.174cm" svg:y="12.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17.436cm" svg:y="13.0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18.174cm" svg:y="13.0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7.423cm" svg:y="12.3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7cm" svg:height="0.696cm" svg:x="15.962cm" svg:y="13.8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6.7cm" svg:y="13.8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7cm" svg:height="0.696cm" svg:x="15.962cm" svg:y="14.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6.7cm" svg:y="14.5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5.949cm" svg:y="1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6cm" svg:x="17.436cm" svg:y="13.8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8.174cm" svg:y="13.8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6cm" svg:x="17.436cm" svg:y="14.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8.174cm" svg:y="14.5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7.423cm" svg:y="1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32cm" svg:height="3.061cm" svg:x="15.9cm" svg:y="12.2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7cm" svg:height="0.696cm" svg:x="19.062cm" svg:y="12.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9.8cm" svg:y="12.3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7cm" svg:height="0.696cm" svg:x="19.062cm" svg:y="13.07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19.8cm" svg:y="13.0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9.049cm" svg:y="12.3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20.536cm" svg:y="12.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21.274cm" svg:y="12.3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6cm" svg:x="20.536cm" svg:y="13.07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86cm" svg:height="0.695cm" svg:x="21.274cm" svg:y="13.0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20.523cm" svg:y="12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7cm" svg:height="0.696cm" svg:x="19.062cm" svg:y="13.8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9.8cm" svg:y="13.8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7cm" svg:height="0.696cm" svg:x="19.062cm" svg:y="14.5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19.8cm" svg:y="1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19.049cm" svg:y="13.8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6cm" svg:x="20.536cm" svg:y="13.8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21.274cm" svg:y="13.8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6cm" svg:x="20.536cm" svg:y="14.5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6cm" svg:height="0.695cm" svg:x="21.274cm" svg:y="1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48cm" svg:height="1.468cm" svg:x="20.523cm" svg:y="13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32cm" svg:height="3.061cm" svg:x="19cm" svg:y="12.2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649cm" svg:height="4.649cm" svg:x="17.401cm" svg:y="9.14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g>
          <draw:custom-shape draw:style-name="gr27" draw:text-style-name="P1" draw:layer="layout" svg:width="0.469cm" svg:height="0.476cm" svg:x="7.854cm" svg:y="4.4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358cm" svg:y="4.4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7.854cm" svg:y="4.91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358cm" svg:y="4.91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7.844cm" svg:y="4.39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861cm" svg:y="4.4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366cm" svg:y="4.4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861cm" svg:y="4.91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366cm" svg:y="4.91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8.853cm" svg:y="4.39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7.854cm" svg:y="5.4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358cm" svg:y="5.4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7.854cm" svg:y="5.94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8.358cm" svg:y="5.9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7.844cm" svg:y="5.42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861cm" svg:y="5.4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366cm" svg:y="5.4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861cm" svg:y="5.94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9.366cm" svg:y="5.9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8.853cm" svg:y="5.42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5cm" svg:x="7.811cm" svg:y="4.3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6cm" svg:x="5.72cm" svg:y="4.4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6.224cm" svg:y="4.4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5.72cm" svg:y="4.9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6.224cm" svg:y="4.9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4cm" svg:x="5.71cm" svg:y="4.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727cm" svg:y="4.4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7.232cm" svg:y="4.4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727cm" svg:y="4.9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7.232cm" svg:y="4.9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6.719cm" svg:y="4.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5.72cm" svg:y="5.4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6.224cm" svg:y="5.4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5.72cm" svg:y="5.94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6.224cm" svg:y="5.94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5.71cm" svg:y="5.42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727cm" svg:y="5.4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7.232cm" svg:y="5.4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727cm" svg:y="5.94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7.232cm" svg:y="5.94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6.719cm" svg:y="5.42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4cm" svg:x="5.677cm" svg:y="4.36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6cm" svg:x="7.854cm" svg:y="2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8.358cm" svg:y="2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7.854cm" svg:y="2.78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358cm" svg:y="2.78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7.844cm" svg:y="2.26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861cm" svg:y="2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9.366cm" svg:y="2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8.861cm" svg:y="2.78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366cm" svg:y="2.78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8.853cm" svg:y="2.26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7.854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358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7.854cm" svg:y="3.80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358cm" svg:y="3.80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7.844cm" svg:y="3.28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8.861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366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861cm" svg:y="3.80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366cm" svg:y="3.80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8.853cm" svg:y="3.28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5cm" svg:x="7.811cm" svg:y="2.2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6cm" svg:x="9.99cm" svg:y="2.27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0.494cm" svg:y="2.27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99cm" svg:y="2.78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0.494cm" svg:y="2.78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9.98cm" svg:y="2.26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0.997cm" svg:y="2.27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1.502cm" svg:y="2.27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0.997cm" svg:y="2.78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1.502cm" svg:y="2.78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4cm" svg:x="10.988cm" svg:y="2.26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99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0.494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99cm" svg:y="3.80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0.494cm" svg:y="3.80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9.98cm" svg:y="3.28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0.997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1.502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0.997cm" svg:y="3.80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1.502cm" svg:y="3.80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10.988cm" svg:y="3.28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4cm" svg:x="9.947cm" svg:y="2.2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5cm" svg:x="5.72cm" svg:y="2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224cm" svg:y="2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5.72cm" svg:y="2.78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224cm" svg:y="2.78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5.71cm" svg:y="2.26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6.727cm" svg:y="2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7.232cm" svg:y="2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727cm" svg:y="2.78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7.232cm" svg:y="2.78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6.719cm" svg:y="2.26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5.72cm" svg:y="3.29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224cm" svg:y="3.29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5.72cm" svg:y="3.80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6.224cm" svg:y="3.80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5.71cm" svg:y="3.2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727cm" svg:y="3.29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7.232cm" svg:y="3.29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727cm" svg:y="3.80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7.232cm" svg:y="3.80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6.719cm" svg:y="3.28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5cm" svg:x="5.677cm" svg:y="2.2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6cm" svg:x="7.854cm" svg:y="6.5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8.358cm" svg:y="6.5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7.854cm" svg:y="7.0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358cm" svg:y="7.05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7.844cm" svg:y="6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861cm" svg:y="6.5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9.366cm" svg:y="6.5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8.861cm" svg:y="7.0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366cm" svg:y="7.05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8.853cm" svg:y="6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7.854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358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7.854cm" svg:y="8.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358cm" svg:y="8.0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7.844cm" svg:y="7.55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8.861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366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8.861cm" svg:y="8.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366cm" svg:y="8.0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8.853cm" svg:y="7.55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5cm" svg:x="7.811cm" svg:y="6.5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6cm" svg:x="9.99cm" svg:y="6.5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0.494cm" svg:y="6.5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99cm" svg:y="7.0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0.494cm" svg:y="7.05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9.98cm" svg:y="6.53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0.997cm" svg:y="6.5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1.502cm" svg:y="6.5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0.997cm" svg:y="7.0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1.502cm" svg:y="7.05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4cm" svg:x="10.988cm" svg:y="6.53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9.99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0.494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9.99cm" svg:y="8.08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0.494cm" svg:y="8.08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9.98cm" svg:y="7.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0.997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1.502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10.997cm" svg:y="8.08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1.502cm" svg:y="8.08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10.988cm" svg:y="7.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4cm" svg:x="9.947cm" svg:y="6.5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6cm" svg:x="5.72cm" svg:y="6.5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224cm" svg:y="6.5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5.72cm" svg:y="7.05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224cm" svg:y="7.05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5.71cm" svg:y="6.53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727cm" svg:y="6.5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7.232cm" svg:y="6.5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727cm" svg:y="7.05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7.232cm" svg:y="7.05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6.719cm" svg:y="6.53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5.72cm" svg:y="7.5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224cm" svg:y="7.5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5.72cm" svg:y="8.08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6.224cm" svg:y="8.08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5.71cm" svg:y="7.56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727cm" svg:y="7.5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7.232cm" svg:y="7.5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6.727cm" svg:y="8.08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7.232cm" svg:y="8.08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6.719cm" svg:y="7.56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5cm" svg:x="5.677cm" svg:y="6.5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6cm" svg:x="14.255cm" svg:y="4.4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759cm" svg:y="4.4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255cm" svg:y="4.91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759cm" svg:y="4.91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4.245cm" svg:y="4.39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262cm" svg:y="4.4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767cm" svg:y="4.4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262cm" svg:y="4.91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767cm" svg:y="4.91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5.254cm" svg:y="4.39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255cm" svg:y="5.4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759cm" svg:y="5.4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255cm" svg:y="5.94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4.759cm" svg:y="5.9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4.245cm" svg:y="5.42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262cm" svg:y="5.4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767cm" svg:y="5.4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262cm" svg:y="5.94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5.767cm" svg:y="5.9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5.254cm" svg:y="5.42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5cm" svg:x="14.212cm" svg:y="4.3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6cm" svg:x="12.121cm" svg:y="4.4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2.625cm" svg:y="4.4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121cm" svg:y="4.9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2.625cm" svg:y="4.9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4cm" svg:x="12.111cm" svg:y="4.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128cm" svg:y="4.4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3.633cm" svg:y="4.4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128cm" svg:y="4.9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3.633cm" svg:y="4.9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13.12cm" svg:y="4.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121cm" svg:y="5.4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2.625cm" svg:y="5.4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121cm" svg:y="5.94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2.625cm" svg:y="5.94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12.111cm" svg:y="5.42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128cm" svg:y="5.4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3.633cm" svg:y="5.4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128cm" svg:y="5.94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3.633cm" svg:y="5.94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3.12cm" svg:y="5.42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4cm" svg:x="12.078cm" svg:y="4.36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6cm" svg:x="14.255cm" svg:y="2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4.759cm" svg:y="2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14.255cm" svg:y="2.78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759cm" svg:y="2.78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14.245cm" svg:y="2.26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262cm" svg:y="2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5.767cm" svg:y="2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15.262cm" svg:y="2.78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767cm" svg:y="2.78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15.254cm" svg:y="2.26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14.255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759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255cm" svg:y="3.80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759cm" svg:y="3.80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4.245cm" svg:y="3.28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15.262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767cm" svg:y="3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262cm" svg:y="3.80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767cm" svg:y="3.80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5.254cm" svg:y="3.28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5cm" svg:x="14.212cm" svg:y="2.2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5cm" svg:x="12.121cm" svg:y="2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625cm" svg:y="2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121cm" svg:y="2.78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625cm" svg:y="2.78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12.111cm" svg:y="2.26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13.128cm" svg:y="2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633cm" svg:y="2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128cm" svg:y="2.78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633cm" svg:y="2.78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3.12cm" svg:y="2.26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121cm" svg:y="3.29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625cm" svg:y="3.29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121cm" svg:y="3.80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2.625cm" svg:y="3.80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12.111cm" svg:y="3.2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128cm" svg:y="3.29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633cm" svg:y="3.29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128cm" svg:y="3.80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3.633cm" svg:y="3.80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3.12cm" svg:y="3.28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5cm" svg:x="12.078cm" svg:y="2.2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6cm" svg:x="14.255cm" svg:y="6.5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4.759cm" svg:y="6.5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14.255cm" svg:y="7.0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759cm" svg:y="7.05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14.245cm" svg:y="6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262cm" svg:y="6.5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5.767cm" svg:y="6.5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15.262cm" svg:y="7.0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767cm" svg:y="7.05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4cm" svg:x="15.254cm" svg:y="6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14.255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759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255cm" svg:y="8.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4.759cm" svg:y="8.0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4.245cm" svg:y="7.55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5cm" svg:x="15.262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767cm" svg:y="7.5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262cm" svg:y="8.0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5.767cm" svg:y="8.0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5.254cm" svg:y="7.55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5cm" svg:x="14.212cm" svg:y="6.5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" draw:layer="layout" svg:width="0.469cm" svg:height="0.476cm" svg:x="12.121cm" svg:y="6.5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625cm" svg:y="6.5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121cm" svg:y="7.05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625cm" svg:y="7.05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12.111cm" svg:y="6.53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128cm" svg:y="6.5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633cm" svg:y="6.5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128cm" svg:y="7.05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633cm" svg:y="7.05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3.12cm" svg:y="6.53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121cm" svg:y="7.5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625cm" svg:y="7.5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2.121cm" svg:y="8.08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2.625cm" svg:y="8.08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1cm" svg:height="1.005cm" svg:x="12.111cm" svg:y="7.56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128cm" svg:y="7.5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633cm" svg:y="7.5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6cm" svg:x="13.128cm" svg:y="8.08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469cm" svg:height="0.477cm" svg:x="13.633cm" svg:y="8.08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99cm" svg:height="1.005cm" svg:x="13.12cm" svg:y="7.56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73cm" svg:height="2.095cm" svg:x="12.078cm" svg:y="6.504cm">
            <text:p/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" draw:layer="layout" svg:width="10.678cm" svg:height="6.482cm" svg:x="5.632cm" svg:y="2.174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469cm" svg:height="0.476cm" svg:x="9.99cm" svg:y="4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7cm" svg:x="10.494cm" svg:y="4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5cm" svg:x="9.99cm" svg:y="4.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10.494cm" svg:y="4.9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99cm" svg:height="1.004cm" svg:x="9.98cm" svg:y="4.39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10.997cm" svg:y="4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7cm" svg:x="11.502cm" svg:y="4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5cm" svg:x="10.997cm" svg:y="4.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11.502cm" svg:y="4.9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991cm" svg:height="1.004cm" svg:x="10.988cm" svg:y="4.39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5cm" svg:x="9.99cm" svg:y="5.4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10.494cm" svg:y="5.4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9.99cm" svg:y="5.94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10.494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99cm" svg:height="1.005cm" svg:x="9.98cm" svg:y="5.4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5cm" svg:x="10.997cm" svg:y="5.4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11.502cm" svg:y="5.4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10.997cm" svg:y="5.94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11.502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991cm" svg:height="1.005cm" svg:x="10.988cm" svg:y="5.42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.073cm" svg:height="2.095cm" svg:x="9.947cm" svg:y="4.36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Standard">
        <draw:custom-shape draw:style-name="gr23" draw:text-style-name="P1" draw:layer="layout" svg:width="1.187cm" svg:height="1.198cm" svg:x="8.302cm" svg:y="5.6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187cm" svg:height="1.198cm" svg:x="9.577cm" svg:y="5.6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187cm" svg:height="1.198cm" svg:x="8.302cm" svg:y="6.9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187cm" svg:height="1.198cm" svg:x="9.577cm" svg:y="6.9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04cm" svg:height="2.528cm" svg:x="8.279cm" svg:y="5.6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10.85cm" svg:y="5.6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12.125cm" svg:y="5.6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10.85cm" svg:y="6.9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12.125cm" svg:y="6.9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05cm" svg:height="2.528cm" svg:x="10.827cm" svg:y="5.6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8.302cm" svg:y="8.2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9.577cm" svg:y="8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8.302cm" svg:y="9.5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9.577cm" svg:y="9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04cm" svg:height="2.528cm" svg:x="8.279cm" svg:y="8.2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10.85cm" svg:y="8.2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12.125cm" svg:y="8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10.85cm" svg:y="9.5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187cm" svg:height="1.198cm" svg:x="12.125cm" svg:y="9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05cm" svg:height="2.528cm" svg:x="10.827cm" svg:y="8.2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43cm" svg:height="5.271cm" svg:x="8.194cm" svg:y="5.5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13.604cm" svg:y="5.6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4.878cm" svg:y="5.69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13.604cm" svg:y="6.9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4.878cm" svg:y="6.9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13.58cm" svg:y="5.6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1cm" svg:y="5.6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6cm" svg:y="5.6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1cm" svg:y="6.9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6cm" svg:y="6.9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16.128cm" svg:y="5.6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13.604cm" svg:y="8.2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4.878cm" svg:y="8.2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13.604cm" svg:y="9.55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4.878cm" svg:y="9.5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13.58cm" svg:y="8.24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1cm" svg:y="8.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6cm" svg:y="8.2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1cm" svg:y="9.5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6cm" svg:y="9.5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16.128cm" svg:y="8.24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243cm" svg:height="5.271cm" svg:x="13.495cm" svg:y="5.5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3cm" svg:y="5.6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8cm" svg:y="5.6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3cm" svg:y="6.9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8cm" svg:y="6.9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2.98cm" svg:y="5.6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5.551cm" svg:y="5.6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6.827cm" svg:y="5.69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5.551cm" svg:y="6.98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6.826cm" svg:y="6.9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5.528cm" svg:y="5.6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3cm" svg:y="8.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8cm" svg:y="8.2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3cm" svg:y="9.5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8cm" svg:y="9.5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2.98cm" svg:y="8.24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5.551cm" svg:y="8.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6.826cm" svg:y="8.27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5.551cm" svg:y="9.5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6.826cm" svg:y="9.5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5.528cm" svg:y="8.24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243cm" svg:height="5.271cm" svg:x="2.895cm" svg:y="5.5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8.303cm" svg:y="0.3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9.578cm" svg:y="0.3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8.303cm" svg:y="1.6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9.578cm" svg:y="1.68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8.28cm" svg:y="0.3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0.851cm" svg:y="0.3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2.126cm" svg:y="0.3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0.851cm" svg:y="1.6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2.126cm" svg:y="1.68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10.828cm" svg:y="0.3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8.303cm" svg:y="2.96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9.578cm" svg:y="2.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8.304cm" svg:y="4.25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9.579cm" svg:y="4.2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8.28cm" svg:y="2.94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0.851cm" svg:y="2.96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2.126cm" svg:y="2.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10.852cm" svg:y="4.25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12.127cm" svg:y="4.2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10.828cm" svg:y="2.94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243cm" svg:height="5.271cm" svg:x="8.195cm" svg:y="0.28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3.604cm" svg:y="0.3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4.879cm" svg:y="0.3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3.604cm" svg:y="1.6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4.879cm" svg:y="1.6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13.581cm" svg:y="0.3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2cm" svg:y="0.3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7cm" svg:y="0.3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2cm" svg:y="1.6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7cm" svg:y="1.6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16.129cm" svg:y="0.3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3.604cm" svg:y="2.9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4.879cm" svg:y="2.9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13.605cm" svg:y="4.25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4.879cm" svg:y="4.2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13.581cm" svg:y="2.94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2cm" svg:y="2.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7cm" svg:y="2.9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2cm" svg:y="4.2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7cm" svg:y="4.2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16.129cm" svg:y="2.94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243cm" svg:height="5.271cm" svg:x="13.496cm" svg:y="0.2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4cm" svg:y="0.3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9cm" svg:y="0.3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4cm" svg:y="1.6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9cm" svg:y="1.6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2.981cm" svg:y="0.3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5.552cm" svg:y="0.3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6.827cm" svg:y="0.3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5.552cm" svg:y="1.6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6.827cm" svg:y="1.6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5.529cm" svg:y="0.3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4cm" svg:y="2.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9cm" svg:y="2.9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4cm" svg:y="4.2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9cm" svg:y="4.2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2.981cm" svg:y="2.94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5.552cm" svg:y="2.9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6.827cm" svg:y="2.97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5.552cm" svg:y="4.2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6.828cm" svg:y="4.2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5.529cm" svg:y="2.94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243cm" svg:height="5.271cm" svg:x="2.896cm" svg:y="0.2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8.333cm" svg:y="10.9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9.608cm" svg:y="10.9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8.303cm" svg:y="12.28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9.578cm" svg:y="12.28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8.28cm" svg:y="10.97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10.881cm" svg:y="10.9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12.127cm" svg:y="10.9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0.851cm" svg:y="12.28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2.126cm" svg:y="12.28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10.828cm" svg:y="10.9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8.303cm" svg:y="13.5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9.578cm" svg:y="13.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8.303cm" svg:y="14.85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9.578cm" svg:y="14.8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8.28cm" svg:y="13.54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0.851cm" svg:y="13.5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2.126cm" svg:y="13.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0.851cm" svg:y="14.85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2.126cm" svg:y="14.8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10.828cm" svg:y="13.54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243cm" svg:height="5.271cm" svg:x="8.195cm" svg:y="10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13.605cm" svg:y="10.9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4.879cm" svg:y="10.99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3.604cm" svg:y="12.2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14.879cm" svg:y="12.2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13.581cm" svg:y="10.9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2cm" svg:y="10.9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7cm" svg:y="10.9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2cm" svg:y="12.2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7cm" svg:y="12.2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16.129cm" svg:y="10.9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3.604cm" svg:y="13.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4.879cm" svg:y="13.5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3.604cm" svg:y="14.8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4.879cm" svg:y="14.8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13.581cm" svg:y="13.54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2cm" svg:y="13.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7cm" svg:y="13.5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6.152cm" svg:y="14.8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17.427cm" svg:y="14.8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16.129cm" svg:y="13.54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243cm" svg:height="5.271cm" svg:x="13.496cm" svg:y="10.8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4cm" svg:y="10.9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9cm" svg:y="10.9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4cm" svg:y="12.2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9cm" svg:y="12.2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2.981cm" svg:y="10.9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5.552cm" svg:y="10.9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87cm" svg:height="1.198cm" svg:x="6.827cm" svg:y="10.99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5.552cm" svg:y="12.2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187cm" svg:height="1.198cm" svg:x="6.827cm" svg:y="12.2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5.529cm" svg:y="10.9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4cm" svg:y="13.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9cm" svg:y="13.5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3.004cm" svg:y="14.8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4.279cm" svg:y="14.8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4cm" svg:height="2.528cm" svg:x="2.981cm" svg:y="13.54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5.552cm" svg:y="13.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6.827cm" svg:y="13.5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5.552cm" svg:y="14.8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187cm" svg:height="1.198cm" svg:x="6.827cm" svg:y="14.8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05cm" svg:height="2.528cm" svg:x="5.529cm" svg:y="13.54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243cm" svg:height="5.271cm" svg:x="2.896cm" svg:y="10.8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13.604cm" svg:y="5.6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13.604cm" svg:y="6.9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13.604cm" svg:y="8.27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13.604cm" svg:y="9.5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6.827cm" svg:y="5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6.826cm" svg:y="6.98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6.826cm" svg:y="8.2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6.826cm" svg:y="9.5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8.304cm" svg:y="4.25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9.579cm" svg:y="4.25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10.852cm" svg:y="4.25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12.127cm" svg:y="4.25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13.605cm" svg:y="4.2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6.828cm" svg:y="4.2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8.333cm" svg:y="10.9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9.608cm" svg:y="10.9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10.881cm" svg:y="10.9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12.127cm" svg:y="10.9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13.605cm" svg:y="10.9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187cm" svg:height="1.198cm" svg:x="6.827cm" svg:y="1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4.879cm" svg:y="5.6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4.879cm" svg:y="6.9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4.879cm" svg:y="8.27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4.879cm" svg:y="9.5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5.552cm" svg:y="5.69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5.552cm" svg:y="6.9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5.552cm" svg:y="8.2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5.552cm" svg:y="9.5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8.304cm" svg:y="2.96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9.579cm" svg:y="2.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0.852cm" svg:y="2.96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2.127cm" svg:y="2.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3.605cm" svg:y="2.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4.88cm" svg:y="2.97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4.88cm" svg:y="4.2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5.553cm" svg:y="2.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6.828cm" svg:y="2.97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5.553cm" svg:y="4.2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8.304cm" svg:y="12.28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9.579cm" svg:y="12.2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0.852cm" svg:y="12.28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2.127cm" svg:y="12.2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4.88cm" svg:y="10.9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3.605cm" svg:y="12.2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14.88cm" svg:y="12.2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5.553cm" svg:y="10.99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5.553cm" svg:y="12.2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87cm" svg:height="1.198cm" svg:x="6.828cm" svg:y="12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7.908cm" svg:height="7.923cm" svg:x="8.202cm" svg:y="5.57cm">
          <text:p/>
          <draw:enhanced-geometry svg:viewBox="0 0 21600 21600" draw:type="rectangle" draw:enhanced-path="M 0 0 L 21600 0 21600 21600 0 21600 0 0 Z N"/>
        </draw:custom-shape>
        <draw:path draw:style-name="gr39" draw:text-style-name="P1" draw:layer="layout" svg:width="3.558cm" svg:height="0.476cm" draw:transform="rotate (-0.235619449019234) translate (1.99235509109737cm 9.19417266465374cm)" svg:viewBox="0 0 3559 477" svg:d="m0 477c1572 0 3559-477 3559-477">
          <text:p/>
        </draw:path>
        <draw:frame draw:style-name="gr40" draw:text-style-name="P1" draw:layer="layout" svg:width="6.791cm" svg:height="4.277cm" svg:x="-3.587cm" svg:y="8.099cm">
          <draw:text-box>
            <text:p text:style-name="P1">Periodic Cells</text:p>
            <text:p text:style-name="P1">From M2L at level 1</text:p>
          </draw:text-box>
        </draw:frame>
        <draw:path draw:style-name="gr39" draw:text-style-name="P1" draw:layer="layout" svg:width="4.827cm" svg:height="0.482cm" draw:transform="skewX (0.146782190092723) rotate (-0.172962128872639) translate (1.96062501121675cm 5.28502422030351cm)" svg:viewBox="0 0 4828 483" svg:d="m0 483c2134 0 4828-483 4828-483">
          <text:p/>
        </draw:path>
        <draw:frame draw:style-name="gr40" draw:text-style-name="P1" draw:layer="layout" svg:width="6.791cm" svg:height="4.277cm" svg:x="-3.527cm" svg:y="3.955cm">
          <draw:text-box>
            <text:p text:style-name="P1">Periodic Cells</text:p>
            <text:p text:style-name="P1">From P2P</text:p>
          </draw:text-box>
        </draw:frame>
      </draw:page>
      <draw:page draw:name="page6" draw:style-name="dp1" draw:master-page-name="Standard">
        <draw:custom-shape draw:style-name="gr5" draw:text-style-name="P1" draw:layer="layout" svg:width="0.418cm" svg:height="0.425cm" svg:x="10.533cm" svg:y="8.5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5cm" svg:x="10.983cm" svg:y="8.5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8cm" svg:height="0.425cm" svg:x="10.533cm" svg:y="9.0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6cm" svg:x="10.983cm" svg:y="9.0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85cm" svg:height="0.897cm" svg:x="10.524cm" svg:y="8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5cm" svg:x="11.433cm" svg:y="8.5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5cm" svg:x="11.882cm" svg:y="8.5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5cm" svg:x="11.433cm" svg:y="9.0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6cm" svg:x="11.882cm" svg:y="9.0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84cm" svg:height="0.897cm" svg:x="11.424cm" svg:y="8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8cm" svg:height="0.425cm" svg:x="10.533cm" svg:y="9.5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6cm" svg:x="10.983cm" svg:y="9.5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8cm" svg:height="0.425cm" svg:x="10.533cm" svg:y="9.9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6cm" svg:x="10.983cm" svg:y="9.9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85cm" svg:height="0.896cm" svg:x="10.524cm" svg:y="9.5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5cm" svg:x="11.433cm" svg:y="9.5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6cm" svg:x="11.882cm" svg:y="9.5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5cm" svg:x="11.433cm" svg:y="9.9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19cm" svg:height="0.426cm" svg:x="11.882cm" svg:y="9.9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84cm" svg:height="0.896cm" svg:x="11.424cm" svg:y="9.5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8cm" svg:height="0.424cm" svg:x="10.533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0.983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8cm" svg:height="0.424cm" svg:x="10.533cm" svg:y="7.14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983cm" svg:y="7.1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10.524cm" svg:y="6.6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1.433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1.882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1.433cm" svg:y="7.14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1.882cm" svg:y="7.1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4cm" svg:height="0.897cm" svg:x="11.424cm" svg:y="6.6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8cm" svg:height="0.424cm" svg:x="10.533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983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8cm" svg:height="0.425cm" svg:x="10.533cm" svg:y="8.05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10.983cm" svg:y="8.05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10.524cm" svg:y="7.59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1.433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1.882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1.433cm" svg:y="8.05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11.882cm" svg:y="8.05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4cm" svg:height="0.896cm" svg:x="11.424cm" svg:y="7.59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85cm" svg:height="1.87cm" svg:x="10.495cm" svg:y="6.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8cm" svg:height="0.425cm" svg:x="10.533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983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8cm" svg:height="0.425cm" svg:x="10.533cm" svg:y="10.9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983cm" svg:y="10.96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10.524cm" svg:y="10.5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1.433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1.882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1.433cm" svg:y="10.9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1.882cm" svg:y="10.96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4cm" svg:height="0.897cm" svg:x="11.424cm" svg:y="10.5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8cm" svg:height="0.425cm" svg:x="10.533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983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8cm" svg:height="0.424cm" svg:x="10.533cm" svg:y="11.8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983cm" svg:y="11.8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10.524cm" svg:y="11.4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1.433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1.882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1.433cm" svg:y="11.8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1.882cm" svg:y="11.8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4cm" svg:height="0.896cm" svg:x="11.424cm" svg:y="11.41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85cm" svg:height="1.87cm" svg:x="10.495cm" svg:y="10.47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374cm" svg:y="8.59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824cm" svg:y="8.59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374cm" svg:y="9.05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12.824cm" svg:y="9.05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12.365cm" svg:y="8.59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274cm" svg:y="8.59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723cm" svg:y="8.59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274cm" svg:y="9.05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13.723cm" svg:y="9.05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13.265cm" svg:y="8.59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374cm" svg:y="9.51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12.824cm" svg:y="9.51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374cm" svg:y="9.9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12.824cm" svg:y="9.96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12.365cm" svg:y="9.5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274cm" svg:y="9.51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13.723cm" svg:y="9.51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274cm" svg:y="9.9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13.723cm" svg:y="9.96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13.265cm" svg:y="9.5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85cm" svg:height="1.87cm" svg:x="12.336cm" svg:y="8.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2.374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2.824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2.374cm" svg:y="7.14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824cm" svg:y="7.1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12.365cm" svg:y="6.6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3.274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3.723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3.274cm" svg:y="7.14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723cm" svg:y="7.1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13.265cm" svg:y="6.6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2.374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824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374cm" svg:y="8.05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12.824cm" svg:y="8.05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12.365cm" svg:y="7.59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3.274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723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274cm" svg:y="8.05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13.723cm" svg:y="8.05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13.265cm" svg:y="7.59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85cm" svg:height="1.87cm" svg:x="12.336cm" svg:y="6.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374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824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374cm" svg:y="10.9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824cm" svg:y="10.96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12.365cm" svg:y="10.5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274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723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274cm" svg:y="10.9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723cm" svg:y="10.96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13.265cm" svg:y="10.5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374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824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2.374cm" svg:y="11.8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2.824cm" svg:y="11.8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12.365cm" svg:y="11.4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274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723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3.274cm" svg:y="11.8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3.723cm" svg:y="11.8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13.265cm" svg:y="11.41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85cm" svg:height="1.87cm" svg:x="12.336cm" svg:y="10.473cm">
          <text:p/>
          <draw:enhanced-geometry svg:viewBox="0 0 21600 21600" draw:type="rectangle" draw:enhanced-path="M 0 0 L 21600 0 21600 21600 0 21600 0 0 Z N"/>
        </draw:custom-shape>
        <draw:g>
          <draw:custom-shape draw:style-name="gr41" draw:text-style-name="P1" draw:layer="layout" svg:width="0.419cm" svg:height="0.425cm" svg:x="14.215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9.05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4.665cm" svg:y="9.05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4.207cm" svg:y="8.5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9.05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5.565cm" svg:y="9.05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5.106cm" svg:y="8.5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4.665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9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4.665cm" svg:y="9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14.207cm" svg:y="9.5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5.565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9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5.565cm" svg:y="9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5.106cm" svg:y="9.50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14.177cm" svg:y="8.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4cm" svg:x="14.215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4.665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4.215cm" svg:y="7.1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7.14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4.207cm" svg:y="6.6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5.115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5.565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5.115cm" svg:y="7.1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7.14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5.106cm" svg:y="6.6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4.215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8.05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4.665cm" svg:y="8.05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14.207cm" svg:y="7.5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5.115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8.05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5.565cm" svg:y="8.05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5.106cm" svg:y="7.59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14.177cm" svg:y="6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4.215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10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10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4.207cm" svg:y="10.5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10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10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5.106cm" svg:y="10.5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4.215cm" svg:y="11.8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11.88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14.207cm" svg:y="11.41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5.115cm" svg:y="11.8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11.88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5.106cm" svg:y="11.41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14.177cm" svg:y="10.4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6.056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9.05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6.506cm" svg:y="9.05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048cm" svg:y="8.5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9.05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7.406cm" svg:y="9.05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947cm" svg:y="8.5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6.506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9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6.506cm" svg:y="9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6.048cm" svg:y="9.5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7.406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9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7.406cm" svg:y="9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6.947cm" svg:y="9.50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6.019cm" svg:y="8.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4cm" svg:x="16.056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506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056cm" svg:y="7.1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7.14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048cm" svg:y="6.6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957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7.406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957cm" svg:y="7.1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7.14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947cm" svg:y="6.6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056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8.05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6.506cm" svg:y="8.05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6.048cm" svg:y="7.5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957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8.05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7.406cm" svg:y="8.05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6.947cm" svg:y="7.59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6.019cm" svg:y="6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6.056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10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10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048cm" svg:y="10.5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10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10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947cm" svg:y="10.5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056cm" svg:y="11.8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11.88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6.048cm" svg:y="11.41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957cm" svg:y="11.8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11.88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6.947cm" svg:y="11.41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6.019cm" svg:y="10.4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6.85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9.05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7.3cm" svg:y="9.05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6.842cm" svg:y="8.5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9.05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8.2cm" svg:y="9.05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7.741cm" svg:y="8.5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7.3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9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7.3cm" svg:y="9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6.842cm" svg:y="9.5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8.2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9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8.2cm" svg:y="9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7.741cm" svg:y="9.50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6.812cm" svg:y="8.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4cm" svg:x="6.85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7.3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6.85cm" svg:y="7.1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7.14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6.842cm" svg:y="6.6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7.75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8.2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7.75cm" svg:y="7.1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7.14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7.741cm" svg:y="6.6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6.85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8.05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7.3cm" svg:y="8.05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6.842cm" svg:y="7.5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7.75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8.05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8.2cm" svg:y="8.05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7.741cm" svg:y="7.59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6.812cm" svg:y="6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6.85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10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10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6.842cm" svg:y="10.5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10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10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10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7.741cm" svg:y="10.5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6.85cm" svg:y="11.8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11.88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6.842cm" svg:y="11.41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11.4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7.75cm" svg:y="11.8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11.88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7.741cm" svg:y="11.41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6.812cm" svg:y="10.4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8.691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691cm" svg:y="9.05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9.141cm" svg:y="9.05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8.683cm" svg:y="8.5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8.5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9.05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041cm" svg:y="9.05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9.582cm" svg:y="8.5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691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9.141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691cm" svg:y="9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9.141cm" svg:y="9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8.683cm" svg:y="9.5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041cm" svg:y="9.5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9.9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041cm" svg:y="9.96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9.582cm" svg:y="9.50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8.654cm" svg:y="8.56cm">
            <text:p/>
            <draw:enhanced-geometry svg:viewBox="0 0 21600 21600" draw:type="rectangle" draw:enhanced-path="M 0 0 L 21600 0 21600 21600 0 21600 0 0 Z N"/>
          </draw:custom-shape>
        </draw:g>
        <draw:custom-shape draw:style-name="gr41" draw:text-style-name="P1" draw:layer="layout" svg:width="0.419cm" svg:height="0.424cm" svg:x="8.691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9.141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8.691cm" svg:y="7.14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9.141cm" svg:y="7.1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8.683cm" svg:y="6.6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9.592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10.041cm" svg:y="6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9.592cm" svg:y="7.14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041cm" svg:y="7.1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9.582cm" svg:y="6.6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8.691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9.141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8.691cm" svg:y="8.05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9.141cm" svg:y="8.05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8.683cm" svg:y="7.59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9.592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041cm" svg:y="7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9.592cm" svg:y="8.05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6cm" svg:x="10.041cm" svg:y="8.05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9.582cm" svg:y="7.59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85cm" svg:height="1.87cm" svg:x="8.654cm" svg:y="6.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8.691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9.141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8.691cm" svg:y="10.9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9.141cm" svg:y="10.96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8.683cm" svg:y="10.5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9.592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041cm" svg:y="10.5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9.592cm" svg:y="10.9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041cm" svg:y="10.96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7cm" svg:x="9.582cm" svg:y="10.5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8.691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9.141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8.691cm" svg:y="11.8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9.141cm" svg:y="11.8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8.683cm" svg:y="11.4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9.592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041cm" svg:y="11.4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4cm" svg:x="9.592cm" svg:y="11.8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19cm" svg:height="0.425cm" svg:x="10.041cm" svg:y="11.8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85cm" svg:height="0.896cm" svg:x="9.582cm" svg:y="11.41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85cm" svg:height="1.87cm" svg:x="8.654cm" svg:y="10.473cm">
          <text:p/>
          <draw:enhanced-geometry svg:viewBox="0 0 21600 21600" draw:type="rectangle" draw:enhanced-path="M 0 0 L 21600 0 21600 21600 0 21600 0 0 Z N"/>
        </draw:custom-shape>
        <draw:g>
          <draw:custom-shape draw:style-name="gr41" draw:text-style-name="P1" draw:layer="layout" svg:width="0.418cm" svg:height="0.425cm" svg:x="10.533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983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4cm" svg:x="10.533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983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0.524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433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882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1.433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882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1.424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4cm" svg:x="10.533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983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4cm" svg:x="10.533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983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0.524cm" svg:y="13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1.433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882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1.433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882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11.424cm" svg:y="13.3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0.495cm" svg:y="12.38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8cm" svg:height="0.425cm" svg:x="10.533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983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5cm" svg:x="10.533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983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0.524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433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882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433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1.882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1.424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5cm" svg:x="10.533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983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5cm" svg:x="10.533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983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0.524cm" svg:y="15.23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433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1.882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433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1.882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1.424cm" svg:y="15.23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0.495cm" svg:y="14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2.374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824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2.374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824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2.365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274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723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3.274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723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3.265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2.374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824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2.374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824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2.365cm" svg:y="13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3.274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723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3.274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723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3.265cm" svg:y="13.3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2.336cm" svg:y="12.38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2.374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824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374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2.824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2.365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274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723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274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3.723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3.265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374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2.824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374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2.824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2.365cm" svg:y="15.23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274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3.723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274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3.723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3.265cm" svg:y="15.23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2.336cm" svg:y="14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4.215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4.215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4.207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5.115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5.106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4.215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4.215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14.207cm" svg:y="13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5.115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5.115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5.106cm" svg:y="13.3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14.177cm" svg:y="12.38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4.215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4.665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4.207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5.565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5.106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4.665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4.665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4.207cm" svg:y="15.23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5.565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5.565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5.106cm" svg:y="15.23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14.177cm" svg:y="14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6.056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056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048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957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947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056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056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6.048cm" svg:y="13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957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957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6.947cm" svg:y="13.3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6.019cm" svg:y="12.38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6.056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6.506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048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7.406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947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6.506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6.506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048cm" svg:y="15.23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7.406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7.406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947cm" svg:y="15.23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6.019cm" svg:y="14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6.85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6.85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6.842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7.75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7.741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6.85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6.85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6.842cm" svg:y="13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7.75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7.75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7.741cm" svg:y="13.3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6.812cm" svg:y="12.38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6.85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7.3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6.842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8.2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7.741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7.3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7.3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6.842cm" svg:y="15.23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8.2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8.2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7.741cm" svg:y="15.23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6.812cm" svg:y="14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8.691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8.691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8.683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12.4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9.592cm" svg:y="12.8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12.87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9.582cm" svg:y="12.4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8.691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8.691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8.683cm" svg:y="13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9.592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13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9.592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9.582cm" svg:y="13.3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8.654cm" svg:y="12.38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8.691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691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9.141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8.683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14.3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14.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041cm" svg:y="14.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9.582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691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9.141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691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9.141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8.683cm" svg:y="15.23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041cm" svg:y="15.2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15.7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041cm" svg:y="15.70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9.582cm" svg:y="15.23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8.654cm" svg:y="14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5.009cm" svg:y="8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8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9.05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9.05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cm" svg:y="8.5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8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8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9.05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9.05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.9cm" svg:y="8.5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9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9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9.9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9.96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cm" svg:y="9.5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9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9.51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9.9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9.96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.9cm" svg:y="9.50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4.971cm" svg:y="8.5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5.009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7.1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7.14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cm" svg:y="6.6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6.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7.14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7.14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.9cm" svg:y="6.6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8.0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8.05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5cm" svg:y="7.5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7.6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8.0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8.05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5.9cm" svg:y="7.59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4.971cm" svg:y="6.6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5.009cm" svg:y="10.5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10.5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009cm" svg:y="10.9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10.96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cm" svg:y="10.5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10.5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10.5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909cm" svg:y="10.9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10.96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.9cm" svg:y="10.5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009cm" svg:y="11.4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11.4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009cm" svg:y="11.8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11.88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5cm" svg:y="11.41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909cm" svg:y="11.4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11.4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909cm" svg:y="11.8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11.88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5.9cm" svg:y="11.41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4.971cm" svg:y="10.4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4cm" svg:x="5.009cm" svg:y="12.42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459cm" svg:y="12.42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009cm" svg:y="12.8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12.8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cm" svg:y="12.41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909cm" svg:y="12.42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6.358cm" svg:y="12.42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909cm" svg:y="12.8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12.8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.9cm" svg:y="12.41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009cm" svg:y="13.3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13.3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5cm" svg:y="13.32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909cm" svg:y="13.3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13.3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13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13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5.9cm" svg:y="13.32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4.971cm" svg:y="12.3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5.009cm" svg:y="14.3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14.3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14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14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8cm" svg:x="5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14.3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14.3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14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14.79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8cm" svg:x="5.9cm" svg:y="14.3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15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15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15.7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15.7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cm" svg:y="15.23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15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15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15.7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15.7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.9cm" svg:y="15.23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4.971cm" svg:y="14.2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8cm" svg:height="0.425cm" svg:x="10.533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983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5cm" svg:x="10.533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983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0.524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433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882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433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882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1.424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4cm" svg:x="10.533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983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4cm" svg:x="10.533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983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0.524cm" svg:y="5.68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1.433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882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1.433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882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11.424cm" svg:y="5.68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0.495cm" svg:y="4.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2.374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824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374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824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2.365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274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723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274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723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3.265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2.374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824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2.374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824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2.365cm" svg:y="5.68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3.274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723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3.274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723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3.265cm" svg:y="5.68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2.336cm" svg:y="4.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4.215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4.207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5.106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4.215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4.215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14.207cm" svg:y="5.68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5.115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5.115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5.106cm" svg:y="5.68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14.177cm" svg:y="4.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6.056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048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947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056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056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6.048cm" svg:y="5.68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957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16.957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16.947cm" svg:y="5.68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6.019cm" svg:y="4.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6.85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6.842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7.741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6.85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6.85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6cm" svg:x="6.842cm" svg:y="5.68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7.75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7.75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7.741cm" svg:y="5.68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6.812cm" svg:y="4.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8.691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691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8.683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4.7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5.2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5.2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9.582cm" svg:y="4.7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8.691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8.691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8.683cm" svg:y="5.68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9.592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5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9.592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9.582cm" svg:y="5.68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8.654cm" svg:y="4.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4cm" svg:x="5.009cm" svg:y="4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459cm" svg:y="4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009cm" svg:y="5.23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5.23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cm" svg:y="4.77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909cm" svg:y="4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6.358cm" svg:y="4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909cm" svg:y="5.23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5.23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.9cm" svg:y="4.77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009cm" svg:y="5.6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5.6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5cm" svg:y="5.68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909cm" svg:y="5.6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5.6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6.14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6.14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5.9cm" svg:y="5.68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4.971cm" svg:y="4.7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8cm" svg:height="0.425cm" svg:x="10.533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983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5cm" svg:x="10.533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983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8cm" svg:x="10.524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433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882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433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1.882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8cm" svg:x="11.424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5cm" svg:x="10.533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983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8cm" svg:height="0.425cm" svg:x="10.533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983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0.524cm" svg:y="3.77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433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1.882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433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1.882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1.424cm" svg:y="3.77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0.495cm" svg:y="2.8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2.374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824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374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2.824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8cm" svg:x="12.365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274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723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274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3.723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8cm" svg:x="13.265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374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2.824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374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2.824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2.365cm" svg:y="3.77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274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3.723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274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3.723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3.265cm" svg:y="3.77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2.336cm" svg:y="2.8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4.215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4.665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8cm" svg:x="14.207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5.565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8cm" svg:x="15.106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4.665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215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4.665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14.207cm" svg:y="3.77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5.565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115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5.565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5.106cm" svg:y="3.77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14.177cm" svg:y="2.8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16.056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6.506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8cm" svg:x="16.048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7.406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8cm" svg:x="16.947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6.506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056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506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048cm" svg:y="3.77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7.406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6.957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7.406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16.947cm" svg:y="3.77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16.019cm" svg:y="2.8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6.85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7.3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8cm" svg:x="6.842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8.2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8cm" svg:x="7.741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7.3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85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3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4cm" svg:height="0.897cm" svg:x="6.842cm" svg:y="3.77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8.2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7.75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2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7.741cm" svg:y="3.77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1cm" svg:height="1.87cm" svg:x="6.812cm" svg:y="2.8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8.691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691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9.141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8cm" svg:x="8.683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2.8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3.3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041cm" svg:y="3.3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8cm" svg:x="9.582cm" svg:y="2.8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691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9.141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8.691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141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8.683cm" svg:y="3.77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10.041cm" svg:y="3.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9.592cm" svg:y="4.23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10.041cm" svg:y="4.23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9.582cm" svg:y="3.77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8.654cm" svg:y="2.8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419cm" svg:height="0.425cm" svg:x="5.009cm" svg:y="2.8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2.8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5.459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cm" svg:y="2.8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2.8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2.8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6cm" svg:x="6.358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7cm" svg:x="5.9cm" svg:y="2.8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009cm" svg:y="3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3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009cm" svg:y="4.23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459cm" svg:y="4.23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5cm" svg:y="3.77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5.909cm" svg:y="3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3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4cm" svg:x="5.909cm" svg:y="4.23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419cm" svg:height="0.425cm" svg:x="6.358cm" svg:y="4.23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885cm" svg:height="0.896cm" svg:x="5.9cm" svg:y="3.77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85cm" svg:height="1.87cm" svg:x="4.971cm" svg:y="2.83cm">
            <text:p/>
            <draw:enhanced-geometry svg:viewBox="0 0 21600 21600" draw:type="rectangle" draw:enhanced-path="M 0 0 L 21600 0 21600 21600 0 21600 0 0 Z N"/>
          </draw:custom-shape>
        </draw:g>
        <draw:custom-shape draw:style-name="gr44" draw:text-style-name="P1" draw:layer="layout" svg:width="3.704cm" svg:height="3.837cm" svg:x="9.582cm" svg:y="7.55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5.535cm" svg:height="5.662cm" svg:x="8.658cm" svg:y="6.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2.908cm" svg:height="13.323cm" svg:x="4.971cm" svg:y="2.83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85cm" svg:height="1.87cm" svg:x="10.495cm" svg:y="8.56cm">
          <text:p/>
          <draw:enhanced-geometry svg:viewBox="0 0 21600 21600" draw:type="rectangle" draw:enhanced-path="M 0 0 L 21600 0 21600 21600 0 21600 0 0 Z N"/>
        </draw:custom-shape>
        <draw:path draw:style-name="gr39" draw:text-style-name="P1" draw:layer="layout" svg:width="5.37cm" svg:height="2.002cm" draw:transform="rotate (-2.69217037120125) translate (19.1260000001074cm 7.12500000022272cm)" svg:viewBox="0 0 5371 2003" svg:d="m0 0c1825 0 5371 2003 5371 2003">
          <text:p/>
        </draw:path>
        <draw:frame draw:style-name="gr48" draw:text-style-name="P2" draw:layer="layout" svg:width="6.879cm" svg:height="1.214cm" svg:x="18.322cm" svg:y="6.512cm">
          <draw:text-box>
            <text:p text:style-name="P2"><text:span text:style-name="T1">½ Box repeated</text:span></text:p>
            <text:p text:style-name="P2"><text:span text:style-name="T1">P2P and M2L until level 2</text:span></text:p>
          </draw:text-box>
        </draw:frame>
        <draw:path draw:style-name="gr39" draw:text-style-name="P1" draw:layer="layout" svg:width="4.732cm" svg:height="1.935cm" draw:transform="skewX (0.12636183784439) rotate (-2.62584785962547) translate (19.126cm 9.726cm)" svg:viewBox="0 0 4733 1936" svg:d="m0 0c1608 0 4733 1936 4733 1936">
          <text:p/>
        </draw:path>
        <draw:frame draw:style-name="gr48" draw:text-style-name="P2" draw:layer="layout" svg:width="4.809cm" svg:height="1.214cm" svg:x="18.323cm" svg:y="9.312cm">
          <draw:text-box>
            <text:p text:style-name="P2"><text:span text:style-name="T1">1 Box repeated</text:span></text:p>
            <text:p text:style-name="P2"><text:span text:style-name="T1">M2L until level 1</text:span></text:p>
          </draw:text-box>
        </draw:frame>
        <draw:path draw:style-name="gr39" draw:text-style-name="P1" draw:layer="layout" svg:width="2.508cm" svg:height="0.822cm" draw:transform="skewX (1.09851023120523) rotate (-1.94988184032807) translate (19.126cm 12.527cm)" svg:viewBox="0 0 2509 823" svg:d="m0 0c854 0 2509 823 2509 823">
          <text:p/>
        </draw:path>
        <draw:frame draw:style-name="gr48" draw:text-style-name="P2" draw:layer="layout" svg:width="4.809cm" svg:height="1.214cm" svg:x="18.524cm" svg:y="12.012cm">
          <draw:text-box>
            <text:p text:style-name="P2"><text:span text:style-name="T1">3 Boxes repeated</text:span></text:p>
            <text:p text:style-name="P2"><text:span text:style-name="T1">M2L until level 0</text:span></text:p>
          </draw:text-box>
        </draw:frame>
        <draw:path draw:style-name="gr39" draw:text-style-name="P1" draw:layer="layout" svg:width="6.018cm" svg:height="2.049cm" draw:transform="skewX (0.104021623418862) rotate (2.74313398535949) translate (9.32637702887808cm 11.2953211873614cm)" svg:viewBox="0 0 6019 2050" svg:d="m6019 0c-2044 0-6019 2050-6019 2050">
          <text:p/>
        </draw:path>
        <draw:frame draw:style-name="gr48" draw:text-style-name="P2" draw:layer="layout" svg:width="4.809cm" svg:height="1.214cm" svg:x="-0.525cm" svg:y="8.589cm">
          <draw:text-box>
            <text:p text:style-name="P2"><text:span text:style-name="T1">Real simulation box</text:span></text:p>
          </draw:text-box>
        </draw:frame>
      </draw:page>
      <draw:page draw:name="page7" draw:style-name="dp1" draw:master-page-name="Standard">
        <draw:g>
          <draw:custom-shape draw:style-name="gr41" draw:text-style-name="P1" draw:layer="layout" svg:width="0.195cm" svg:height="0.189cm" svg:x="8.003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212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629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417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417cm" svg:y="7.19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986cm" svg:y="6.7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8.003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212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629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417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cm" svg:y="8.0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417cm" svg:y="8.09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986cm" svg:y="7.6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5.303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512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3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929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717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3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717cm" svg:y="7.19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5.286cm" svg:y="6.7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5.303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512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3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929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717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3cm" svg:y="8.0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717cm" svg:y="8.09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5.286cm" svg:y="7.6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195cm" svg:height="0.189cm" svg:x="6.203cm" svg:y="6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9cm" svg:x="6.412cm" svg:y="6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5cm" svg:height="0.189cm" svg:x="6.203cm" svg:y="6.99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412cm" svg:y="6.99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1cm" svg:height="0.399cm" svg:x="6.2cm" svg:y="6.7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621cm" svg:y="6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9cm" svg:x="6.829cm" svg:y="6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621cm" svg:y="6.99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829cm" svg:y="6.99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1cm" svg:height="0.399cm" svg:x="6.617cm" svg:y="6.7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5cm" svg:height="0.189cm" svg:x="6.203cm" svg:y="7.2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412cm" svg:y="7.2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5cm" svg:height="0.189cm" svg:x="6.203cm" svg:y="7.4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412cm" svg:y="7.4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1cm" svg:height="0.4cm" svg:x="6.2cm" svg:y="7.1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621cm" svg:y="7.2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829cm" svg:y="7.2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621cm" svg:y="7.4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829cm" svg:y="7.4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1cm" svg:height="0.4cm" svg:x="6.617cm" svg:y="7.1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58cm" svg:height="0.833cm" svg:x="6.186cm" svg:y="6.7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7.103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312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1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729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517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1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517cm" svg:y="7.19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086cm" svg:y="6.7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6.203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412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3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2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2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1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829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1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29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617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3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2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3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2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2cm" svg:y="8.0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1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29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1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29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617cm" svg:y="8.09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6.186cm" svg:y="7.6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7.103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312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1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729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517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1cm" svg:y="8.0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517cm" svg:y="8.09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086cm" svg:y="7.677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1" draw:layer="layout" svg:width="1.791cm" svg:height="1.791cm" svg:x="5.271cm" svg:y="6.73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791cm" svg:height="1.791cm" svg:x="7.072cm" svg:y="6.738cm">
          <text:p/>
          <draw:enhanced-geometry svg:viewBox="0 0 21600 21600" draw:type="rectangle" draw:enhanced-path="M 0 0 L 21600 0 21600 21600 0 21600 0 0 Z N"/>
        </draw:custom-shape>
        <draw:g>
          <draw:custom-shape draw:style-name="gr41" draw:text-style-name="P1" draw:layer="layout" svg:width="0.195cm" svg:height="0.189cm" svg:x="8.004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213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5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5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001cm" svg:y="4.9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63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5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5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418cm" svg:y="4.9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5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5.6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001cm" svg:y="5.3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5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5.6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418cm" svg:y="5.39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987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8.004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213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6.0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6.0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001cm" svg:y="5.8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63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6.0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6.0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418cm" svg:y="5.8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6.5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6.5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001cm" svg:y="6.2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6.5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6.5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418cm" svg:y="6.29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987cm" svg:y="5.8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7.104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313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5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5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101cm" svg:y="4.9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73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5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5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518cm" svg:y="4.9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5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5.6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101cm" svg:y="5.3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5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5.6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518cm" svg:y="5.39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087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7.104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313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6.0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6.0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101cm" svg:y="5.8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73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6.0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6.0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518cm" svg:y="5.8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6.5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6.5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101cm" svg:y="6.2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6.5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6.5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518cm" svg:y="6.29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087cm" svg:y="5.878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1" draw:layer="layout" svg:width="1.791cm" svg:height="1.791cm" svg:x="7.073cm" svg:y="4.939cm">
          <text:p/>
          <draw:enhanced-geometry svg:viewBox="0 0 21600 21600" draw:type="rectangle" draw:enhanced-path="M 0 0 L 21600 0 21600 21600 0 21600 0 0 Z N"/>
        </draw:custom-shape>
        <draw:g>
          <draw:custom-shape draw:style-name="gr41" draw:text-style-name="P1" draw:layer="layout" svg:width="0.195cm" svg:height="0.189cm" svg:x="6.205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414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5.2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5.20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202cm" svg:y="4.9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831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5.2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5.20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619cm" svg:y="4.9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5.6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5.60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202cm" svg:y="5.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5.6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5.60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619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6.188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6.205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414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6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6.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202cm" svg:y="5.8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831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6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6.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619cm" svg:y="5.8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6.5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6.5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202cm" svg:y="6.2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6.5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6.5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619cm" svg:y="6.29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6.188cm" svg:y="5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5.305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514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5.2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5.20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302cm" svg:y="4.9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931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5.2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5.20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719cm" svg:y="4.9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5.6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5.60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302cm" svg:y="5.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5.6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5.60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719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5.288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5.305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514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6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6.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302cm" svg:y="5.8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931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6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6.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719cm" svg:y="5.8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6.5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6.5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302cm" svg:y="6.2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6.5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6.5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719cm" svg:y="6.29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5.288cm" svg:y="5.879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1" draw:layer="layout" svg:width="1.791cm" svg:height="1.791cm" svg:x="5.274cm" svg:y="4.9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0.195cm" svg:height="0.189cm" svg:x="8.0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8.2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8.0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8.6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8.4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8.0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8.4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7.9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8.0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8.2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8.0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8.6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8.4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8.0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8.4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7.988cm" svg:y="9.5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7.1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7.3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7.1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7.7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7.5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7.1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7.5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7.0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7.1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7.3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7.1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7.7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7.5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7.1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7.5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7.088cm" svg:y="9.5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" draw:layer="layout" svg:width="1.791cm" svg:height="1.791cm" svg:x="7.074cm" svg:y="8.639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0.195cm" svg:height="0.189cm" svg:x="6.2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6.4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6.2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6.8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6.62cm" svg:y="8.69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6.203cm" svg:y="9.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6.62cm" svg:y="9.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6.1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6.2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6.4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9.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9.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6.2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6.8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9.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9.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6.62cm" svg:y="9.5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6.2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6.62cm" svg:y="9.9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6.189cm" svg:y="9.5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5.3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5.5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5.3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5.9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5.72cm" svg:y="8.69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5.303cm" svg:y="9.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5.72cm" svg:y="9.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5.2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5.3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5.5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9.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9.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5.3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5.9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9.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9.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5.72cm" svg:y="9.5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5.3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5.72cm" svg:y="9.9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5.289cm" svg:y="9.5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" draw:layer="layout" svg:width="1.791cm" svg:height="1.791cm" svg:x="5.275cm" svg:y="8.6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8.0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8.0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11.3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11.3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7.074cm" svg:y="10.4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6.2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6.2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11.3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11.3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5.275cm" svg:y="10.4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8.0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8.0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2.1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2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7.074cm" svg:y="1.2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6.2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6.2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2.1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2.1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5.275cm" svg:y="1.2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8.0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8.0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3.9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3.9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7.074cm" svg:y="3.0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6.2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6.2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3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3.9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5.275cm" svg:y="3.0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2.1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2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1.2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2.1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2.1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1.2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3.9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3.9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3.0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3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3.9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3.0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5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5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4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5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5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4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5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5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5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5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5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5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6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6.0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5.8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6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6.0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5.8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6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6.5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6.2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6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6.5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6.2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5.8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5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5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4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5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5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4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5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5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5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5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5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5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6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6.0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5.8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6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6.0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5.8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6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6.5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6.2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6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6.5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6.2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5.8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4.9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5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5.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6.2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6.2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5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5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5.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6.2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6.2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5.8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4.9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6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6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7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7.4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7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7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7.4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7.1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6.7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7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7.8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7.6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7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7.8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7.6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8.3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8.3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8.0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8.3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8.3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8.0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7.6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6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6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7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7.4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7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7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7.4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7.1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6.7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7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7.8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7.6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7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7.8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7.6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8.3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8.3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8.0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8.3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8.3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8.0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7.6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6.7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7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7.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6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8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8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7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7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7.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6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8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8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7.6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6.7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8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8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8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8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9.5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8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8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8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8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9.5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8.6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9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9.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9.9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9.5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9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9.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9.9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9.5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8.6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11.3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11.3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10.4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11.3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11.3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10.4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4.3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4.3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2.1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2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3.374cm" svg:y="1.2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2.1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2.1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1.2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4.3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4.3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3.9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3.9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3.374cm" svg:y="3.0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3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3.9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3.0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0.195cm" svg:height="0.189cm" svg:x="4.305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5.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4.9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5.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4.9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5.6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5.6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5.3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5.6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5.6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5.3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4.305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6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6.0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5.8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6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6.0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5.8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6.5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6.5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6.2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6.5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6.5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6.2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5.8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5.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4.9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5.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4.9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5.6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5.6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5.3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5.6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5.6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5.3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6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6.0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5.8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6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6.0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5.8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6.5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6.5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6.2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6.5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6.5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6.2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5.8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" draw:layer="layout" svg:width="1.791cm" svg:height="1.791cm" svg:x="3.374cm" svg:y="4.9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5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5.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6.2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6.2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5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5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5.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6.2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6.2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5.8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4.9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0.195cm" svg:height="0.189cm" svg:x="4.305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6.7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6.7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7.4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7.4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7.1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7.4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7.4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7.1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6.7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4.305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7.8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7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7.6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7.8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7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7.6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8.3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8.3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8.0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8.3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8.3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8.0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7.6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6.7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6.7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7.4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7.4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7.1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7.4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7.4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7.1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6.7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7.8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7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7.6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7.8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7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7.6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8.3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8.3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8.0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8.3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8.3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8.0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7.6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" draw:layer="layout" svg:width="1.791cm" svg:height="1.791cm" svg:x="3.374cm" svg:y="6.7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7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7.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6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8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8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7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7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7.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6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8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8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7.6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6.7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0.195cm" svg:height="0.189cm" svg:x="4.3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4.3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9.5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9.5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" draw:layer="layout" svg:width="1.791cm" svg:height="1.791cm" svg:x="3.374cm" svg:y="8.6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9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9.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9.9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9.5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9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9.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9.9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9.5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8.6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4.3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4.3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11.3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11.3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3.374cm" svg:y="10.4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11.3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11.3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10.44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1" draw:layer="layout" svg:width="0.195cm" svg:height="0.189cm" svg:x="6.203cm" svg:y="6.79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9cm" svg:x="6.412cm" svg:y="6.79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5cm" svg:height="0.189cm" svg:x="6.203cm" svg:y="7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412cm" svg:y="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0.41cm" svg:height="0.399cm" svg:x="6.2cm" svg:y="6.79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621cm" svg:y="6.79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9cm" svg:x="6.829cm" svg:y="6.79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621cm" svg:y="7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829cm" svg:y="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0.41cm" svg:height="0.399cm" svg:x="6.617cm" svg:y="6.79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5cm" svg:height="0.189cm" svg:x="6.203cm" svg:y="7.2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412cm" svg:y="7.2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5cm" svg:height="0.189cm" svg:x="6.203cm" svg:y="7.40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412cm" svg:y="7.40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0.41cm" svg:height="0.4cm" svg:x="6.2cm" svg:y="7.199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621cm" svg:y="7.2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829cm" svg:y="7.2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621cm" svg:y="7.40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829cm" svg:y="7.40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0.41cm" svg:height="0.4cm" svg:x="6.617cm" svg:y="7.199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" draw:layer="layout" svg:width="0.858cm" svg:height="0.833cm" svg:x="6.186cm" svg:y="6.779cm">
            <text:p/>
            <draw:enhanced-geometry svg:viewBox="0 0 21600 21600" draw:type="rectangle" draw:enhanced-path="M 0 0 L 21600 0 21600 21600 0 21600 0 0 Z N"/>
          </draw:custom-shape>
        </draw:g>
        <draw:custom-shape draw:style-name="gr61" draw:text-style-name="P1" draw:layer="layout" svg:width="1.832cm" svg:height="1.873cm" svg:x="5.678cm" svg:y="6.24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2.748cm" svg:height="2.707cm" svg:x="5.271cm" svg:y="5.84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5.495cm" svg:height="5.536cm" svg:x="3.399cm" svg:y="4.94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1.01cm" svg:height="10.95cm" svg:x="1.547cm" svg:y="1.221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g>
          <draw:custom-shape draw:style-name="gr41" draw:text-style-name="P1" draw:layer="layout" svg:width="0.195cm" svg:height="0.189cm" svg:x="8.003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212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629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417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417cm" svg:y="7.19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986cm" svg:y="6.7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8.003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212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629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417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3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2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cm" svg:y="8.0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1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29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417cm" svg:y="8.09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986cm" svg:y="7.6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5.303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512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3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929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717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3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717cm" svg:y="7.19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5.286cm" svg:y="6.7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5.303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512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3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929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717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3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2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3cm" svg:y="8.0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1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29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717cm" svg:y="8.09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5.286cm" svg:y="7.6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195cm" svg:height="0.189cm" svg:x="6.203cm" svg:y="6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9cm" svg:x="6.412cm" svg:y="6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5cm" svg:height="0.189cm" svg:x="6.203cm" svg:y="6.99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412cm" svg:y="6.99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1cm" svg:height="0.399cm" svg:x="6.2cm" svg:y="6.7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621cm" svg:y="6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9cm" svg:x="6.829cm" svg:y="6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621cm" svg:y="6.99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829cm" svg:y="6.99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1cm" svg:height="0.399cm" svg:x="6.617cm" svg:y="6.7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5cm" svg:height="0.189cm" svg:x="6.203cm" svg:y="7.2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412cm" svg:y="7.2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5cm" svg:height="0.189cm" svg:x="6.203cm" svg:y="7.4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412cm" svg:y="7.4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1cm" svg:height="0.4cm" svg:x="6.2cm" svg:y="7.1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621cm" svg:y="7.2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829cm" svg:y="7.2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621cm" svg:y="7.4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194cm" svg:height="0.189cm" svg:x="6.829cm" svg:y="7.4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1cm" svg:height="0.4cm" svg:x="6.617cm" svg:y="7.1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58cm" svg:height="0.833cm" svg:x="6.186cm" svg:y="6.7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7.103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312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1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729cm" svg:y="6.7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6.9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6.9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517cm" svg:y="6.7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1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7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7.4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7.4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517cm" svg:y="7.19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086cm" svg:y="6.7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6.203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412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3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2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2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1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829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1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29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617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3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2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3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2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2cm" svg:y="8.0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1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29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1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29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617cm" svg:y="8.09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6.186cm" svg:y="7.6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7.103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312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1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729cm" svg:y="7.6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7.8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7.89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517cm" svg:y="7.6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3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2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1cm" svg:y="8.0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8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1cm" svg:y="8.3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29cm" svg:y="8.30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517cm" svg:y="8.09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086cm" svg:y="7.677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1" draw:layer="layout" svg:width="1.791cm" svg:height="1.791cm" svg:x="5.271cm" svg:y="6.73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791cm" svg:height="1.791cm" svg:x="7.072cm" svg:y="6.738cm">
          <text:p/>
          <draw:enhanced-geometry svg:viewBox="0 0 21600 21600" draw:type="rectangle" draw:enhanced-path="M 0 0 L 21600 0 21600 21600 0 21600 0 0 Z N"/>
        </draw:custom-shape>
        <draw:g>
          <draw:custom-shape draw:style-name="gr41" draw:text-style-name="P1" draw:layer="layout" svg:width="0.195cm" svg:height="0.189cm" svg:x="8.004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213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5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5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001cm" svg:y="4.9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63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5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5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418cm" svg:y="4.9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5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5.6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001cm" svg:y="5.3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5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5.6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418cm" svg:y="5.39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987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8.004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213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6.0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6.0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001cm" svg:y="5.8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8.63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6.0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6.0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8.418cm" svg:y="5.8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8.004cm" svg:y="6.5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213cm" svg:y="6.5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001cm" svg:y="6.2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422cm" svg:y="6.5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8.63cm" svg:y="6.5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8.418cm" svg:y="6.29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987cm" svg:y="5.8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7.104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313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5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5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101cm" svg:y="4.9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73cm" svg:y="4.9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5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5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518cm" svg:y="4.9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5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5.6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101cm" svg:y="5.3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5.4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5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5.6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518cm" svg:y="5.39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087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7.104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313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6.0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6.0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101cm" svg:y="5.8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7.73cm" svg:y="5.89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6.0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6.0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7.518cm" svg:y="5.89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7.104cm" svg:y="6.5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313cm" svg:y="6.5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101cm" svg:y="6.2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6.3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522cm" svg:y="6.50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7.73cm" svg:y="6.50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7.518cm" svg:y="6.29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7.087cm" svg:y="5.878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1" draw:layer="layout" svg:width="1.791cm" svg:height="1.791cm" svg:x="7.073cm" svg:y="4.939cm">
          <text:p/>
          <draw:enhanced-geometry svg:viewBox="0 0 21600 21600" draw:type="rectangle" draw:enhanced-path="M 0 0 L 21600 0 21600 21600 0 21600 0 0 Z N"/>
        </draw:custom-shape>
        <draw:g>
          <draw:custom-shape draw:style-name="gr41" draw:text-style-name="P1" draw:layer="layout" svg:width="0.195cm" svg:height="0.189cm" svg:x="6.205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414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5.2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5.20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202cm" svg:y="4.9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831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5.2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5.20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619cm" svg:y="4.9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5.6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5.60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202cm" svg:y="5.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5.6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5.60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619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6.188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6.205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414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6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6.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202cm" svg:y="5.8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6.831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6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6.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6.619cm" svg:y="5.8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6.205cm" svg:y="6.5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414cm" svg:y="6.5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202cm" svg:y="6.2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623cm" svg:y="6.5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6.831cm" svg:y="6.5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6.619cm" svg:y="6.29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6.188cm" svg:y="5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5.305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514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5.2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5.20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302cm" svg:y="4.9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931cm" svg:y="4.9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5.2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5.20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719cm" svg:y="4.99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5.6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5.60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302cm" svg:y="5.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5.40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5.6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5.60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719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5.288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" draw:layer="layout" svg:width="0.195cm" svg:height="0.189cm" svg:x="5.305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514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6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6.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302cm" svg:y="5.8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9cm" svg:x="5.931cm" svg:y="5.89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6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6.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399cm" svg:x="5.719cm" svg:y="5.8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5cm" svg:height="0.189cm" svg:x="5.305cm" svg:y="6.5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514cm" svg:y="6.5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302cm" svg:y="6.2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6.30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723cm" svg:y="6.5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194cm" svg:height="0.189cm" svg:x="5.931cm" svg:y="6.50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41cm" svg:height="0.4cm" svg:x="5.719cm" svg:y="6.29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0.858cm" svg:height="0.833cm" svg:x="5.288cm" svg:y="5.879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1" draw:layer="layout" svg:width="1.791cm" svg:height="1.791cm" svg:x="5.274cm" svg:y="4.9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0.195cm" svg:height="0.189cm" svg:x="8.0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8.2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8.0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8.6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8.4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8.0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8.4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7.9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8.0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8.2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8.0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8.6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8.4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8.0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2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8.0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4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8.6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8.4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7.988cm" svg:y="9.5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7.1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7.3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7.1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7.7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7.5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7.1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7.5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7.0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7.1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7.3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7.1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7.7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7.5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7.1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3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7.1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5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7.7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7.5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7.088cm" svg:y="9.5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" draw:layer="layout" svg:width="1.791cm" svg:height="1.791cm" svg:x="7.074cm" svg:y="8.639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0.195cm" svg:height="0.189cm" svg:x="6.2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6.4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6.2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6.8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6.62cm" svg:y="8.69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6.203cm" svg:y="9.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6.62cm" svg:y="9.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6.1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6.2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6.4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9.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9.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6.2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6.8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9.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9.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6.62cm" svg:y="9.5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6.2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4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6.2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6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6.8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6.62cm" svg:y="9.9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6.189cm" svg:y="9.5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5.3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5.5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5.3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5.9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5.72cm" svg:y="8.69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5.303cm" svg:y="9.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5.72cm" svg:y="9.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5.2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5.3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5.5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9.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9.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5.3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5.9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9.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9.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5.72cm" svg:y="9.5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5.3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5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5.3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7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5.9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5.72cm" svg:y="9.9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5.289cm" svg:y="9.5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" draw:layer="layout" svg:width="1.791cm" svg:height="1.791cm" svg:x="5.275cm" svg:y="8.6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8.0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8.0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11.3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11.3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7.074cm" svg:y="10.4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6.2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6.2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11.3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11.3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5.275cm" svg:y="10.4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8.0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8.0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2.1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2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7.074cm" svg:y="1.2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6.2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6.2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2.1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2.1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5.275cm" svg:y="1.2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8.0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8.0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988cm" svg:y="3.9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088cm" svg:y="3.9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7.074cm" svg:y="3.0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6.2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6.2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189cm" svg:y="3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289cm" svg:y="3.9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5.275cm" svg:y="3.0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2.1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2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1.2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2.1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2.1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1.2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3.9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3.9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3.0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3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3.9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3.0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5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5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4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5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5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4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5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5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5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5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5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5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6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6.0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5.8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6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6.0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5.8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6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6.5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6.2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6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6.5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6.2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5.8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5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5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4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4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5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5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4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5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5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5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5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5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5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5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6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6.0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5.8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5.8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6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6.0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5.8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6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6.5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6.2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6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6.5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6.2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5.8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4.9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5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5.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6.2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6.2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5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5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5.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6.2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6.2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5.8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4.9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6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6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7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7.4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7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7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7.4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7.1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6.7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7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7.8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7.6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7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7.8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7.6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8.3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8.3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8.0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8.3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8.3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8.0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7.6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6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6.7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6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7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7.4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7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7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7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7.4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7.1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6.7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7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7.8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7.6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7.6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7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7.8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7.6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8.3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8.3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8.0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8.3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8.3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8.0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7.6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6.7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7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7.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6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8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8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7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7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7.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6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8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8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7.6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6.7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8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8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8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8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9.5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8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8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8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8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9.5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8.6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9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9.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9.9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9.5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9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9.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9.9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9.5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8.6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11.7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688cm" svg:y="11.3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788cm" svg:y="11.3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0.774cm" svg:y="10.4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9.9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889cm" svg:y="11.3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989cm" svg:y="11.3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8.975cm" svg:y="10.4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4.3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4.3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2.1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1.2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1.2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1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.9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1.6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1.2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2.1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2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2.3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2.1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2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2.8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2.8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2.5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2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3.374cm" svg:y="1.2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2.1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1.2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.5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1.2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1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.7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.9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.9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1.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1.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2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2.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2.1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2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2.6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2.8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2.8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2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2.1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1.2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4.3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4.3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3.9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3.0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3.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3.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3.0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3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3.5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3.7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3.7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3.4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3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3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4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4.1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4.3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4.6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4.6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4.3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3.9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3.374cm" svg:y="3.0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3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3.0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3.3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3.3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3.0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3.5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3.7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3.7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3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4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4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3.9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4.3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4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4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4.6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4.3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3.9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3.0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0.195cm" svg:height="0.189cm" svg:x="4.305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5.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4.9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5.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4.9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5.6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5.6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5.3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5.6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5.6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5.3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4.305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6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6.0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5.8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6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6.0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5.8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6.5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6.5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6.2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6.5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6.5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6.2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5.8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5.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4.9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4.9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5.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4.9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5.6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5.6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5.3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5.4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5.6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5.6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5.3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4.9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6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6.0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5.8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5.8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6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6.0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5.8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6.5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6.5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6.2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6.3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6.5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6.5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6.2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5.8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" draw:layer="layout" svg:width="1.791cm" svg:height="1.791cm" svg:x="3.374cm" svg:y="4.9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5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5.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6.2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6.2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5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4.9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5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5.2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4.9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5.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5.4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5.6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5.6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5.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4.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6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6.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5.8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6.2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6.3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6.5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6.5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6.2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5.8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4.9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0.195cm" svg:height="0.189cm" svg:x="4.305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6.7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6.7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7.4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7.4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7.1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7.4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7.4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7.1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6.7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4.305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7.8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7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7.6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7.8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7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7.6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8.3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8.3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8.0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8.3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8.3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8.0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7.6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6.7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6.7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6.7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7.4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7.4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7.1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7.2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7.4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7.4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7.1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6.7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7.8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7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7.6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7.6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7.8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7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7.6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8.3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8.3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8.0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8.3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8.3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8.0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7.6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" draw:layer="layout" svg:width="1.791cm" svg:height="1.791cm" svg:x="3.374cm" svg:y="6.7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7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7.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6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8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8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7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6.7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7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7.0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6.7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7.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7.2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7.4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7.4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7.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6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7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7.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7.6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8.0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8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8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8.3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8.0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7.6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6.7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0.195cm" svg:height="0.189cm" svg:x="4.3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4.3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5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3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9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4.7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4.3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5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3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7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9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4.7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4.288cm" svg:y="9.5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8.69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8.69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9.0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9.10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9.30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9.30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9.09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8.6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0.195cm" svg:height="0.189cm" svg:x="3.405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3.614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402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9cm" svg:x="4.031cm" svg:y="9.59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9.79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9.7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399cm" svg:x="3.819cm" svg:y="9.59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5cm" svg:height="0.189cm" svg:x="3.405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614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402cm" svg:y="9.99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10.0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3.823cm" svg:y="10.20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94cm" svg:height="0.189cm" svg:x="4.031cm" svg:y="10.20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41cm" svg:height="0.4cm" svg:x="3.819cm" svg:y="9.99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858cm" svg:height="0.833cm" svg:x="3.388cm" svg:y="9.5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" draw:layer="layout" svg:width="1.791cm" svg:height="1.791cm" svg:x="3.374cm" svg:y="8.6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9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9.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9.9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9.5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8.6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8.9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8.9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8.6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9.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9.1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9.3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9.3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9.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8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9.5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9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9.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9.5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9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0.0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0.2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0.2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9.9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9.5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8.64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4.3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4.3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288cm" svg:y="11.3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10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0.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0.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10.4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10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0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1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1.1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10.8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10.4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05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14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02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31cm" svg:y="11.3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1.5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1.59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19cm" svg:y="11.3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05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14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02cm" svg:y="11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1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23cm" svg:y="12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31cm" svg:y="12.00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19cm" svg:y="11.7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388cm" svg:y="11.3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3.374cm" svg:y="10.439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2.5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489cm" svg:y="11.3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10.49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0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0.70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10.49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10.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0.90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1.1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1.10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10.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10.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06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15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03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32cm" svg:y="11.3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1.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1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2cm" svg:y="11.3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06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15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03cm" svg:y="11.7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1.8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24cm" svg:y="12.0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32cm" svg:y="12.00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2cm" svg:y="11.7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589cm" svg:y="11.379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draw:layer="layout" svg:width="1.791cm" svg:height="1.791cm" svg:x="1.575cm" svg:y="10.44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1" draw:layer="layout" svg:width="0.195cm" svg:height="0.189cm" svg:x="6.203cm" svg:y="6.79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9cm" svg:x="6.412cm" svg:y="6.79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5cm" svg:height="0.189cm" svg:x="6.203cm" svg:y="7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412cm" svg:y="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0.41cm" svg:height="0.399cm" svg:x="6.2cm" svg:y="6.79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621cm" svg:y="6.79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9cm" svg:x="6.829cm" svg:y="6.79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621cm" svg:y="7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829cm" svg:y="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0.41cm" svg:height="0.399cm" svg:x="6.617cm" svg:y="6.79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5cm" svg:height="0.189cm" svg:x="6.203cm" svg:y="7.2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412cm" svg:y="7.2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5cm" svg:height="0.189cm" svg:x="6.203cm" svg:y="7.40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412cm" svg:y="7.40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0.41cm" svg:height="0.4cm" svg:x="6.2cm" svg:y="7.199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621cm" svg:y="7.2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829cm" svg:y="7.2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621cm" svg:y="7.40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194cm" svg:height="0.189cm" svg:x="6.829cm" svg:y="7.40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0.41cm" svg:height="0.4cm" svg:x="6.617cm" svg:y="7.199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" draw:layer="layout" svg:width="0.858cm" svg:height="0.833cm" svg:x="6.186cm" svg:y="6.779cm">
            <text:p/>
            <draw:enhanced-geometry svg:viewBox="0 0 21600 21600" draw:type="rectangle" draw:enhanced-path="M 0 0 L 21600 0 21600 21600 0 21600 0 0 Z N"/>
          </draw:custom-shape>
        </draw:g>
        <draw:custom-shape draw:style-name="gr61" draw:text-style-name="P1" draw:layer="layout" svg:width="1.832cm" svg:height="1.873cm" svg:x="5.678cm" svg:y="6.24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2.748cm" svg:height="2.707cm" svg:x="5.271cm" svg:y="5.84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5.495cm" svg:height="5.536cm" svg:x="3.399cm" svg:y="4.94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1.01cm" svg:height="10.95cm" svg:x="1.547cm" svg:y="1.221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1" draw:layer="layout" svg:width="0.195cm" svg:height="0.189cm" svg:x="0.606cm" svg:y="4.9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15cm" svg:y="4.9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5.2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5.20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03cm" svg:y="4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4.9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32cm" svg:y="4.9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5.2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5.20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2cm" svg:y="4.9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5.4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5.4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5.60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5.6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03cm" svg:y="5.4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5.4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5.4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5.60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5.6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2cm" svg:y="5.40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589cm" svg:y="4.9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06cm" svg:y="5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15cm" svg:y="5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6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6.10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03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5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32cm" svg:y="5.8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6.1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6.10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2cm" svg:y="5.8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6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6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6.50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6.5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03cm" svg:y="6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6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6.3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6.50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6.5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2cm" svg:y="6.30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589cm" svg:y="5.8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06cm" svg:y="3.0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15cm" svg:y="3.0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3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3.30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03cm" svg:y="3.0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3.0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32cm" svg:y="3.0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3.3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3.30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2cm" svg:y="3.0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3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3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3.70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3.7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03cm" svg:y="3.5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3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3.5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3.70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3.7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2cm" svg:y="3.50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589cm" svg:y="3.0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06cm" svg:y="3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15cm" svg:y="3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4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4.20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03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3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32cm" svg:y="3.9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4.2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4.20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2cm" svg:y="3.9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4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4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4.60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4.6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03cm" svg:y="4.4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4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4.4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4.60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4.6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2cm" svg:y="4.40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589cm" svg:y="3.9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06cm" svg:y="1.2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15cm" svg:y="1.2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1.5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1.50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03cm" svg:y="1.2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1.2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32cm" svg:y="1.2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1.5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1.50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2cm" svg:y="1.2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1.7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1.7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1.90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1.9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03cm" svg:y="1.7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1.7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1.7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1.90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1.9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2cm" svg:y="1.70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589cm" svg:y="1.2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06cm" svg:y="2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15cm" svg:y="2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2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2.40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03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2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32cm" svg:y="2.1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2.4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2.40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2cm" svg:y="2.1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2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2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2.80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2.8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03cm" svg:y="2.6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2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2.6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2.80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2.8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2cm" svg:y="2.60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589cm" svg:y="2.1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06cm" svg:y="6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15cm" svg:y="6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7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7.00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03cm" svg:y="6.7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6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32cm" svg:y="6.7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7.0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7.00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2cm" svg:y="6.7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7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7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7.40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7.4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03cm" svg:y="7.2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7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7.2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7.40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7.4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2cm" svg:y="7.20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589cm" svg:y="6.7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06cm" svg:y="7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15cm" svg:y="7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7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7.90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03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7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32cm" svg:y="7.6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7.9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7.90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2cm" svg:y="7.6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8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8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8.30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8.3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03cm" svg:y="8.1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8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8.1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8.30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8.3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2cm" svg:y="8.10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589cm" svg:y="7.6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06cm" svg:y="8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15cm" svg:y="8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8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8.80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03cm" svg:y="8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8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32cm" svg:y="8.5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8.8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8.80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2cm" svg:y="8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9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9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9.20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9.2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03cm" svg:y="9.00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9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9.00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9.20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9.2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2cm" svg:y="9.00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589cm" svg:y="8.5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06cm" svg:y="9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15cm" svg:y="9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9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9.70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03cm" svg:y="9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9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32cm" svg:y="9.49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9.70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9.70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2cm" svg:y="9.49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9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9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06cm" svg:y="10.10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15cm" svg:y="10.1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03cm" svg:y="9.9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9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9.90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24cm" svg:y="10.10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32cm" svg:y="10.1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2cm" svg:y="9.90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589cm" svg:y="9.4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27cm" svg:y="10.4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36cm" svg:y="10.4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27cm" svg:y="10.6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36cm" svg:y="10.64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24cm" svg:y="10.43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0.4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53cm" svg:y="10.4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0.6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53cm" svg:y="10.64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41cm" svg:y="10.43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27cm" svg:y="10.8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36cm" svg:y="10.8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27cm" svg:y="11.0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36cm" svg:y="11.04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24cm" svg:y="10.8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0.8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53cm" svg:y="10.8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1.0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53cm" svg:y="11.04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41cm" svg:y="10.84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61cm" svg:y="10.4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27cm" svg:y="11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36cm" svg:y="11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27cm" svg:y="11.54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36cm" svg:y="11.54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24cm" svg:y="11.33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1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53cm" svg:y="11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1.54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53cm" svg:y="11.54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41cm" svg:y="11.33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27cm" svg:y="11.7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36cm" svg:y="11.7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27cm" svg:y="11.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36cm" svg:y="11.9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24cm" svg:y="11.7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1.7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53cm" svg:y="11.7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1.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53cm" svg:y="11.9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41cm" svg:y="11.74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61cm" svg:y="11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0.627cm" svg:y="12.34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0.836cm" svg:y="12.34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27cm" svg:y="12.54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36cm" svg:y="12.54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0.624cm" svg:y="12.33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2.34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253cm" svg:y="12.34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2.54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53cm" svg:y="12.54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041cm" svg:y="12.33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27cm" svg:y="12.74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36cm" svg:y="12.74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0.627cm" svg:y="12.95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0.836cm" svg:y="12.95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0.624cm" svg:y="12.74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2.74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53cm" svg:y="12.74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045cm" svg:y="12.95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253cm" svg:y="12.95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041cm" svg:y="12.74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0.61cm" svg:y="12.3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.627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.836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27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36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.624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45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253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45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53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041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27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36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.627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.836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.624cm" svg:y="12.74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45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53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045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253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041cm" svg:y="12.74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.61cm" svg:y="12.3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2.527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2.736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27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36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524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45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153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45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53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2.941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27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36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2.527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736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524cm" svg:y="12.7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45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53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2.945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153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2.941cm" svg:y="12.74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2.51cm" svg:y="12.3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3.427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3.636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27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36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424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45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053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45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53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3.841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27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36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3.427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636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424cm" svg:y="12.74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45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53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3.845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053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3.841cm" svg:y="12.74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3.41cm" svg:y="12.3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4.327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536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27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36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324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45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4.953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45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53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4.741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27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36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4.327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536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324cm" svg:y="12.7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45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53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745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4.953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4.741cm" svg:y="12.74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4.31cm" svg:y="12.3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5.327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536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27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36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324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45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5.953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45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53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5.741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27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36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5.327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536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324cm" svg:y="12.74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45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53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745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5.953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5.741cm" svg:y="12.74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5.31cm" svg:y="12.3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6.227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436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27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36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224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45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6.853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45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53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6.641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27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36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6.227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436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224cm" svg:y="12.7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45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53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645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6.853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6.641cm" svg:y="12.74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6.21cm" svg:y="12.3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7.127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336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27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36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124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45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7.753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45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53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7.541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27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36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7.127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336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124cm" svg:y="12.74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45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53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545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7.753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7.541cm" svg:y="12.74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7.11cm" svg:y="12.3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8.027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236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27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36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024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45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8.653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45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53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8.441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27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36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8.027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236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024cm" svg:y="12.7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45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53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445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8.653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8.441cm" svg:y="12.74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8.01cm" svg:y="12.3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027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236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27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36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024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45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9.653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45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53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441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27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36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027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236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024cm" svg:y="12.74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45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53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445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9.653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441cm" svg:y="12.74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01cm" svg:y="12.3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9.927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136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27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36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9.924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45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0.553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45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53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341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27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36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9.927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136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9.924cm" svg:y="12.7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45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53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345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0.553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341cm" svg:y="12.74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9.91cm" svg:y="12.3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0.827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036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27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36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0.824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45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453cm" svg:y="12.34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45cm" svg:y="12.5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53cm" svg:y="12.54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241cm" svg:y="12.3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27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36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0.827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036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0.824cm" svg:y="12.74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45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53cm" svg:y="12.74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245cm" svg:y="12.95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453cm" svg:y="12.95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241cm" svg:y="12.74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0.81cm" svg:y="12.3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0.195cm" svg:height="0.189cm" svg:x="11.727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1.936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27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36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1.724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45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9cm" svg:x="12.353cm" svg:y="12.34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45cm" svg:y="12.54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53cm" svg:y="12.5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399cm" svg:x="12.141cm" svg:y="12.3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27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36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5cm" svg:height="0.189cm" svg:x="11.727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1.936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1.724cm" svg:y="12.74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45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53cm" svg:y="12.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145cm" svg:y="12.95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194cm" svg:height="0.189cm" svg:x="12.353cm" svg:y="12.95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41cm" svg:height="0.4cm" svg:x="12.141cm" svg:y="12.74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858cm" svg:height="0.833cm" svg:x="11.71cm" svg:y="12.326cm">
            <text:p/>
            <draw:enhanced-geometry svg:viewBox="0 0 21600 21600" draw:type="rectangle" draw:enhanced-path="M 0 0 L 21600 0 21600 21600 0 21600 0 0 Z N"/>
          </draw:custom-shape>
        </draw:g>
        <draw:custom-shape draw:style-name="gr62" draw:text-style-name="P1" draw:layer="layout" svg:width="11.01cm" svg:height="1.099cm" svg:x="1.547cm" svg:y="12.21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2" draw:text-style-name="P1" draw:layer="layout" svg:width="1.079cm" svg:height="1.099cm" svg:x="0.426cm" svg:y="12.212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2" draw:text-style-name="P1" draw:layer="layout" svg:width="1.079cm" svg:height="10.972cm" svg:x="0.427cm" svg:y="1.24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63" draw:text-style-name="P1" draw:layer="layout" svg:width="4.478cm" svg:height="1.079cm" svg:x="4.581cm" svg:y="13.435cm">
          <draw:text-box>
            <text:p text:style-name="P1">Border X</text:p>
          </draw:text-box>
        </draw:frame>
        <draw:frame draw:style-name="gr63" draw:text-style-name="P1" draw:layer="layout" svg:width="4.478cm" svg:height="1.079cm" svg:x="-2.176cm" svg:y="13.436cm">
          <draw:text-box>
            <text:p text:style-name="P1">Border X/Y</text:p>
          </draw:text-box>
        </draw:frame>
        <draw:frame draw:style-name="gr63" draw:text-style-name="P1" draw:layer="layout" svg:width="3.014cm" svg:height="1.079cm" svg:x="-2.666cm" svg:y="6.151cm">
          <draw:text-box>
            <text:p text:style-name="P1">Border 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opacity draw:name="Transparency_20_1" draw:display-name="Transparency 1" draw:style="rectangular" draw:cx="50%" draw:cy="50%" draw:start="100%" draw:end="0%" draw:angle="0" draw:border="0%"/>
    <draw:marker draw:name="Arrow" svg:viewBox="0 0 20 30" svg:d="m10 0-10 30h20z"/>
    <draw:marker draw:name="Extrémités_20_de_20_flèche_20_2" draw:display-name="Extrémités de flèche 2" svg:viewBox="0 0 3000 3000" svg:d="m1500 0 1500 2789v211h-114l-1286-2392v2392h-200v-2392l-1286 2392h-114v-21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1T11:07:30</meta:creation-date>
    <meta:generator>LibreOffice/3.6$Linux_X86_64 LibreOffice_project/360m1$Build-2</meta:generator>
    <dc:date>2013-06-11T15:28:14</dc:date>
    <meta:editing-duration>PT4H7M7S</meta:editing-duration>
    <meta:editing-cycles>16</meta:editing-cycles>
    <meta:document-statistic meta:object-count="9040"/>
  </office:meta>
</office:document-meta>
</file>